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94.71pt"/>
    </style:style>
    <style:style style:name="co6" style:family="table-column">
      <style:table-column-properties fo:break-before="auto" style:column-width="269.8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204.6pt"/>
    </style:style>
    <style:style style:name="co9" style:family="table-column">
      <style:table-column-properties fo:break-before="auto" style:column-width="206.7pt"/>
    </style:style>
    <style:style style:name="co10" style:family="table-column">
      <style:table-column-properties fo:break-before="auto" style:column-width="226.4pt"/>
    </style:style>
    <style:style style:name="co11" style:family="table-column">
      <style:table-column-properties fo:break-before="auto" style:column-width="189.55pt"/>
    </style:style>
    <style:style style:name="co12" style:family="table-column">
      <style:table-column-properties fo:break-before="auto" style:column-width="248.71pt"/>
    </style:style>
    <style:style style:name="co13" style:family="table-column">
      <style:table-column-properties fo:break-before="auto" style:column-width="229.86pt"/>
    </style:style>
    <style:style style:name="co14" style:family="table-column">
      <style:table-column-properties fo:break-before="auto" style:column-width="180.96pt"/>
    </style:style>
    <style:style style:name="co15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12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12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12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12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12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12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12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12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12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4] - ['DIM aligned to ALS16'.$D4]) &gt; 0.2)" style:apply-style-name="Untitled1" style:base-cell-address="'DIM aligned to ALS16'.G4"/>
    </style:style>
    <style:style style:name="ce66" style:family="table-cell" style:parent-style-name="Default" style:data-style-name="N2">
      <style:table-cell-properties fo:background-color="#ffcc00"/>
      <style:map style:condition="is-true-formula(ABS(['DIM aligned to ALS16'.H4] - ['DIM aligned to ALS16'.$D4]) &gt; 0.2)" style:apply-style-name="Untitled1" style:base-cell-address="'DIM aligned to ALS16'.G4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2">
      <style:table-cell-properties fo:background-color="#ffdd54"/>
      <style:map style:condition="is-true-formula(ABS(['DIM aligned to ALS16'.H8] - ['DIM aligned to ALS16'.$D8]) &gt; 0.2)" style:apply-style-name="Untitled1" style:base-cell-address="'DIM aligned to ALS16'.G8"/>
    </style:style>
    <style:style style:name="ce69" style:family="table-cell" style:parent-style-name="Default" style:data-style-name="N2">
      <style:table-cell-properties fo:background-color="#ffdd54"/>
    </style:style>
    <style:style style:name="ce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12] - ['DIM aligned to ALS16'.$D12]) &gt; 0.2)" style:apply-style-name="Untitled1" style:base-cell-address="'DIM aligned to ALS16'.G12"/>
    </style:style>
    <style:style style:name="ce71" style:family="table-cell" style:parent-style-name="Default" style:data-style-name="N2">
      <style:table-cell-properties fo:background-color="#ffcc00"/>
      <style:map style:condition="is-true-formula(ABS(['DIM aligned to ALS16'.H12] - ['DIM aligned to ALS16'.$D12]) &gt; 0.2)" style:apply-style-name="Untitled1" style:base-cell-address="'DIM aligned to ALS16'.G12"/>
    </style:style>
    <style:style style:name="ce72" style:family="table-cell" style:parent-style-name="Default" style:data-style-name="N2">
      <style:table-cell-properties fo:background-color="#ffdd54"/>
      <style:map style:condition="is-true-formula(ABS(['DIM aligned to ALS16'.H16] - ['DIM aligned to ALS16'.$D16]) &gt; 0.2)" style:apply-style-name="Untitled1" style:base-cell-address="'DIM aligned to ALS16'.G16"/>
    </style:style>
    <style:style style:name="ce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20] - ['DIM aligned to ALS16'.$D20]) &gt; 0.2)" style:apply-style-name="Untitled1" style:base-cell-address="'DIM aligned to ALS16'.G20"/>
    </style:style>
    <style:style style:name="ce74" style:family="table-cell" style:parent-style-name="Default" style:data-style-name="N2">
      <style:table-cell-properties fo:background-color="#ffcc00"/>
      <style:map style:condition="is-true-formula(ABS(['DIM aligned to ALS16'.H20] - ['DIM aligned to ALS16'.$D20]) &gt; 0.2)" style:apply-style-name="Untitled1" style:base-cell-address="'DIM aligned to ALS16'.G20"/>
    </style:style>
    <style:style style:name="ce75" style:family="table-cell" style:parent-style-name="Default" style:data-style-name="N2">
      <style:table-cell-properties fo:background-color="#ffdd54"/>
      <style:map style:condition="is-true-formula(ABS(['DIM aligned to ALS16'.H24] - ['DIM aligned to ALS16'.$D24]) &gt; 0.2)" style:apply-style-name="Untitled1" style:base-cell-address="'DIM aligned to ALS16'.G24"/>
    </style:style>
    <style:style style:name="ce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28] - ['DIM aligned to ALS16'.$D28]) &gt; 0.2)" style:apply-style-name="Untitled1" style:base-cell-address="'DIM aligned to ALS16'.G28"/>
    </style:style>
    <style:style style:name="ce77" style:family="table-cell" style:parent-style-name="Default" style:data-style-name="N2">
      <style:table-cell-properties fo:background-color="#ffcc00"/>
      <style:map style:condition="is-true-formula(ABS(['DIM aligned to ALS16'.H28] - ['DIM aligned to ALS16'.$D28]) &gt; 0.2)" style:apply-style-name="Untitled1" style:base-cell-address="'DIM aligned to ALS16'.G28"/>
    </style:style>
    <style:style style:name="ce78" style:family="table-cell" style:parent-style-name="Default" style:data-style-name="N2">
      <style:table-cell-properties fo:background-color="#ffdd54"/>
      <style:map style:condition="is-true-formula(ABS(['DIM aligned to ALS16'.H32] - ['DIM aligned to ALS16'.$D32]) &gt; 0.2)" style:apply-style-name="Untitled1" style:base-cell-address="'DIM aligned to ALS16'.G32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36] - ['DIM aligned to ALS16'.$D36]) &gt; 0.2)" style:apply-style-name="Untitled1" style:base-cell-address="'DIM aligned to ALS16'.G36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H36] - ['DIM aligned to ALS16'.$D36]) &gt; 0.2)" style:apply-style-name="Untitled1" style:base-cell-address="'DIM aligned to ALS16'.G36"/>
    </style:style>
    <style:style style:name="ce81" style:family="table-cell" style:parent-style-name="Default" style:data-style-name="N2">
      <style:table-cell-properties fo:background-color="#ffdd54"/>
      <style:map style:condition="is-true-formula(ABS(['DIM aligned to ALS16'.H40] - ['DIM aligned to ALS16'.$D40]) &gt; 0.2)" style:apply-style-name="Untitled1" style:base-cell-address="'DIM aligned to ALS16'.G40"/>
    </style:style>
    <style:style style:name="ce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44] - ['DIM aligned to ALS16'.$D44]) &gt; 0.2)" style:apply-style-name="Untitled1" style:base-cell-address="'DIM aligned to ALS16'.G44"/>
    </style:style>
    <style:style style:name="ce83" style:family="table-cell" style:parent-style-name="Default" style:data-style-name="N2">
      <style:table-cell-properties fo:background-color="#ffcc00"/>
      <style:map style:condition="is-true-formula(ABS(['DIM aligned to ALS16'.H44] - ['DIM aligned to ALS16'.$D44]) &gt; 0.2)" style:apply-style-name="Untitled1" style:base-cell-address="'DIM aligned to ALS16'.G44"/>
    </style:style>
    <style:style style:name="ce84" style:family="table-cell" style:parent-style-name="Default" style:data-style-name="N2">
      <style:table-cell-properties fo:background-color="#ffdd54"/>
      <style:map style:condition="is-true-formula(ABS(['DIM aligned to ALS16'.H48] - ['DIM aligned to ALS16'.$D48]) &gt; 0.2)" style:apply-style-name="Untitled1" style:base-cell-address="'DIM aligned to ALS16'.G48"/>
    </style:style>
    <style:style style:name="ce85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4] - ['DIM aligned to ALS16'.$D4]) &gt; 0.2)" style:apply-style-name="Untitled1" style:base-cell-address="'DIM aligned to ALS16'.G4"/>
    </style:style>
    <style:style style:name="ce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4] - ['DIM aligned to ALS16'.$D4]) &gt; 0.2)" style:apply-style-name="Untitled1" style:base-cell-address="'DIM aligned to ALS16'.G4"/>
    </style:style>
    <style:style style:name="ce89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8] - ['DIM aligned to ALS16'.$D8]) &gt; 0.2)" style:apply-style-name="Untitled1" style:base-cell-address="'DIM aligned to ALS16'.G8"/>
    </style:style>
    <style:style style:name="ce9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9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12] - ['DIM aligned to ALS16'.$D12]) &gt; 0.2)" style:apply-style-name="Untitled1" style:base-cell-address="'DIM aligned to ALS16'.G12"/>
    </style:style>
    <style:style style:name="ce9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12] - ['DIM aligned to ALS16'.$D12]) &gt; 0.2)" style:apply-style-name="Untitled1" style:base-cell-address="'DIM aligned to ALS16'.G12"/>
    </style:style>
    <style:style style:name="ce9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16] - ['DIM aligned to ALS16'.$D16]) &gt; 0.2)" style:apply-style-name="Untitled1" style:base-cell-address="'DIM aligned to ALS16'.G16"/>
    </style:style>
    <style:style style:name="ce9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20] - ['DIM aligned to ALS16'.$D20]) &gt; 0.2)" style:apply-style-name="Untitled1" style:base-cell-address="'DIM aligned to ALS16'.G20"/>
    </style:style>
    <style:style style:name="ce9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20] - ['DIM aligned to ALS16'.$D20]) &gt; 0.2)" style:apply-style-name="Untitled1" style:base-cell-address="'DIM aligned to ALS16'.G20"/>
    </style:style>
    <style:style style:name="ce9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24] - ['DIM aligned to ALS16'.$D24]) &gt; 0.2)" style:apply-style-name="Untitled1" style:base-cell-address="'DIM aligned to ALS16'.G24"/>
    </style:style>
    <style:style style:name="ce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28] - ['DIM aligned to ALS16'.$D28]) &gt; 0.2)" style:apply-style-name="Untitled1" style:base-cell-address="'DIM aligned to ALS16'.G28"/>
    </style:style>
    <style:style style:name="ce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28] - ['DIM aligned to ALS16'.$D28]) &gt; 0.2)" style:apply-style-name="Untitled1" style:base-cell-address="'DIM aligned to ALS16'.G28"/>
    </style:style>
    <style:style style:name="ce1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32] - ['DIM aligned to ALS16'.$D32]) &gt; 0.2)" style:apply-style-name="Untitled1" style:base-cell-address="'DIM aligned to ALS16'.G32"/>
    </style:style>
    <style:style style:name="ce1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36] - ['DIM aligned to ALS16'.$D36]) &gt; 0.2)" style:apply-style-name="Untitled1" style:base-cell-address="'DIM aligned to ALS16'.G36"/>
    </style:style>
    <style:style style:name="ce1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36] - ['DIM aligned to ALS16'.$D36]) &gt; 0.2)" style:apply-style-name="Untitled1" style:base-cell-address="'DIM aligned to ALS16'.G36"/>
    </style:style>
    <style:style style:name="ce1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40] - ['DIM aligned to ALS16'.$D40]) &gt; 0.2)" style:apply-style-name="Untitled1" style:base-cell-address="'DIM aligned to ALS16'.G40"/>
    </style:style>
    <style:style style:name="ce1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H44] - ['DIM aligned to ALS16'.$D44]) &gt; 0.2)" style:apply-style-name="Untitled1" style:base-cell-address="'DIM aligned to ALS16'.G44"/>
    </style:style>
    <style:style style:name="ce1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H44] - ['DIM aligned to ALS16'.$D44]) &gt; 0.2)" style:apply-style-name="Untitled1" style:base-cell-address="'DIM aligned to ALS16'.G44"/>
    </style:style>
    <style:style style:name="ce10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H48] - ['DIM aligned to ALS16'.$D48]) &gt; 0.2)" style:apply-style-name="Untitled1" style:base-cell-address="'DIM aligned to ALS16'.G48"/>
    </style:style>
    <style:style style:name="ce10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4] - ['ALS16 aligned to ALS16'.$D4]) &gt; 0.2)" style:apply-style-name="Untitled1" style:base-cell-address="'ALS16 aligned to ALS16'.E4"/>
    </style:style>
    <style:style style:name="ce108" style:family="table-cell" style:parent-style-name="Default" style:data-style-name="N122">
      <style:table-cell-properties fo:background-color="#99cccc"/>
      <style:map style:condition="is-true-formula(ABS(['ALS16 aligned to ALS16'.E4] - ['ALS16 aligned to ALS16'.$D4]) &gt; 0.2)" style:apply-style-name="Untitled1" style:base-cell-address="'ALS16 aligned to ALS16'.E4"/>
    </style:style>
    <style:style style:name="ce109" style:family="table-cell" style:parent-style-name="Default" style:data-style-name="N122">
      <style:table-cell-properties fo:background-color="#b0cccc"/>
      <style:map style:condition="is-true-formula(ABS(['ALS16 aligned to ALS16'.E8] - ['ALS16 aligned to ALS16'.$D8]) &gt; 0.2)" style:apply-style-name="Untitled1" style:base-cell-address="'ALS16 aligned to ALS16'.E8"/>
    </style:style>
    <style:style style:name="ce11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12] - ['ALS16 aligned to ALS16'.$D12]) &gt; 0.2)" style:apply-style-name="Untitled1" style:base-cell-address="'ALS16 aligned to ALS16'.E12"/>
    </style:style>
    <style:style style:name="ce111" style:family="table-cell" style:parent-style-name="Default" style:data-style-name="N122">
      <style:table-cell-properties fo:background-color="#99cccc"/>
      <style:map style:condition="is-true-formula(ABS(['ALS16 aligned to ALS16'.E12] - ['ALS16 aligned to ALS16'.$D12]) &gt; 0.2)" style:apply-style-name="Untitled1" style:base-cell-address="'ALS16 aligned to ALS16'.E12"/>
    </style:style>
    <style:style style:name="ce112" style:family="table-cell" style:parent-style-name="Default" style:data-style-name="N122">
      <style:table-cell-properties fo:background-color="#b0cccc"/>
      <style:map style:condition="is-true-formula(ABS(['ALS16 aligned to ALS16'.E16] - ['ALS16 aligned to ALS16'.$D16]) &gt; 0.2)" style:apply-style-name="Untitled1" style:base-cell-address="'ALS16 aligned to ALS16'.E16"/>
    </style:style>
    <style:style style:name="ce11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20] - ['ALS16 aligned to ALS16'.$D20]) &gt; 0.2)" style:apply-style-name="Untitled1" style:base-cell-address="'ALS16 aligned to ALS16'.E20"/>
    </style:style>
    <style:style style:name="ce114" style:family="table-cell" style:parent-style-name="Default" style:data-style-name="N122">
      <style:table-cell-properties fo:background-color="#99cccc"/>
      <style:map style:condition="is-true-formula(ABS(['ALS16 aligned to ALS16'.E20] - ['ALS16 aligned to ALS16'.$D20]) &gt; 0.2)" style:apply-style-name="Untitled1" style:base-cell-address="'ALS16 aligned to ALS16'.E20"/>
    </style:style>
    <style:style style:name="ce115" style:family="table-cell" style:parent-style-name="Default" style:data-style-name="N122">
      <style:table-cell-properties fo:background-color="#b0cccc"/>
      <style:map style:condition="is-true-formula(ABS(['ALS16 aligned to ALS16'.E24] - ['ALS16 aligned to ALS16'.$D24]) &gt; 0.2)" style:apply-style-name="Untitled1" style:base-cell-address="'ALS16 aligned to ALS16'.E24"/>
    </style:style>
    <style:style style:name="ce11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28] - ['ALS16 aligned to ALS16'.$D28]) &gt; 0.2)" style:apply-style-name="Untitled1" style:base-cell-address="'ALS16 aligned to ALS16'.E28"/>
    </style:style>
    <style:style style:name="ce117" style:family="table-cell" style:parent-style-name="Default" style:data-style-name="N122">
      <style:table-cell-properties fo:background-color="#99cccc"/>
      <style:map style:condition="is-true-formula(ABS(['ALS16 aligned to ALS16'.E28] - ['ALS16 aligned to ALS16'.$D28]) &gt; 0.2)" style:apply-style-name="Untitled1" style:base-cell-address="'ALS16 aligned to ALS16'.E28"/>
    </style:style>
    <style:style style:name="ce118" style:family="table-cell" style:parent-style-name="Default" style:data-style-name="N122">
      <style:table-cell-properties fo:background-color="#b0cccc"/>
      <style:map style:condition="is-true-formula(ABS(['ALS16 aligned to ALS16'.E32] - ['ALS16 aligned to ALS16'.$D32]) &gt; 0.2)" style:apply-style-name="Untitled1" style:base-cell-address="'ALS16 aligned to ALS16'.E32"/>
    </style:style>
    <style:style style:name="ce11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36] - ['ALS16 aligned to ALS16'.$D36]) &gt; 0.2)" style:apply-style-name="Untitled1" style:base-cell-address="'ALS16 aligned to ALS16'.E36"/>
    </style:style>
    <style:style style:name="ce120" style:family="table-cell" style:parent-style-name="Default" style:data-style-name="N122">
      <style:table-cell-properties fo:background-color="#99cccc"/>
      <style:map style:condition="is-true-formula(ABS(['ALS16 aligned to ALS16'.E36] - ['ALS16 aligned to ALS16'.$D36]) &gt; 0.2)" style:apply-style-name="Untitled1" style:base-cell-address="'ALS16 aligned to ALS16'.E36"/>
    </style:style>
    <style:style style:name="ce121" style:family="table-cell" style:parent-style-name="Default" style:data-style-name="N122">
      <style:table-cell-properties fo:background-color="#b0cccc"/>
      <style:map style:condition="is-true-formula(ABS(['ALS16 aligned to ALS16'.E40] - ['ALS16 aligned to ALS16'.$D40]) &gt; 0.2)" style:apply-style-name="Untitled1" style:base-cell-address="'ALS16 aligned to ALS16'.E40"/>
    </style:style>
    <style:style style:name="ce12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44] - ['ALS16 aligned to ALS16'.$D44]) &gt; 0.2)" style:apply-style-name="Untitled1" style:base-cell-address="'ALS16 aligned to ALS16'.E44"/>
    </style:style>
    <style:style style:name="ce123" style:family="table-cell" style:parent-style-name="Default" style:data-style-name="N122">
      <style:table-cell-properties fo:background-color="#99cccc"/>
      <style:map style:condition="is-true-formula(ABS(['ALS16 aligned to ALS16'.E44] - ['ALS16 aligned to ALS16'.$D44]) &gt; 0.2)" style:apply-style-name="Untitled1" style:base-cell-address="'ALS16 aligned to ALS16'.E44"/>
    </style:style>
    <style:style style:name="ce124" style:family="table-cell" style:parent-style-name="Default" style:data-style-name="N122">
      <style:table-cell-properties fo:background-color="#b0cccc"/>
      <style:map style:condition="is-true-formula(ABS(['ALS16 aligned to ALS16'.E48] - ['ALS16 aligned to ALS16'.$D48]) &gt; 0.2)" style:apply-style-name="Untitled1" style:base-cell-address="'ALS16 aligned to ALS16'.E48"/>
    </style:style>
    <style:style style:name="ce1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4] - ['ALS16 aligned to ALS16'.$D4]) &gt; 0.2)" style:apply-style-name="Untitled1" style:base-cell-address="'ALS16 aligned to ALS16'.F4"/>
    </style:style>
    <style:style style:name="ce1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4] - ['ALS16 aligned to ALS16'.$D4]) &gt; 0.2)" style:apply-style-name="Untitled1" style:base-cell-address="'ALS16 aligned to ALS16'.F4"/>
    </style:style>
    <style:style style:name="ce1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8] - ['ALS16 aligned to ALS16'.$D8]) &gt; 0.2)" style:apply-style-name="Untitled1" style:base-cell-address="'ALS16 aligned to ALS16'.F8"/>
    </style:style>
    <style:style style:name="ce1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12] - ['ALS16 aligned to ALS16'.$D12]) &gt; 0.2)" style:apply-style-name="Untitled1" style:base-cell-address="'ALS16 aligned to ALS16'.F12"/>
    </style:style>
    <style:style style:name="ce1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12] - ['ALS16 aligned to ALS16'.$D12]) &gt; 0.2)" style:apply-style-name="Untitled1" style:base-cell-address="'ALS16 aligned to ALS16'.F12"/>
    </style:style>
    <style:style style:name="ce1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16] - ['ALS16 aligned to ALS16'.$D16]) &gt; 0.2)" style:apply-style-name="Untitled1" style:base-cell-address="'ALS16 aligned to ALS16'.F16"/>
    </style:style>
    <style:style style:name="ce1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20] - ['ALS16 aligned to ALS16'.$D20]) &gt; 0.2)" style:apply-style-name="Untitled1" style:base-cell-address="'ALS16 aligned to ALS16'.F20"/>
    </style:style>
    <style:style style:name="ce1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20] - ['ALS16 aligned to ALS16'.$D20]) &gt; 0.2)" style:apply-style-name="Untitled1" style:base-cell-address="'ALS16 aligned to ALS16'.F20"/>
    </style:style>
    <style:style style:name="ce1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24] - ['ALS16 aligned to ALS16'.$D24]) &gt; 0.2)" style:apply-style-name="Untitled1" style:base-cell-address="'ALS16 aligned to ALS16'.F24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28] - ['ALS16 aligned to ALS16'.$D28]) &gt; 0.2)" style:apply-style-name="Untitled1" style:base-cell-address="'ALS16 aligned to ALS16'.F28"/>
    </style:style>
    <style:style style:name="ce1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28] - ['ALS16 aligned to ALS16'.$D28]) &gt; 0.2)" style:apply-style-name="Untitled1" style:base-cell-address="'ALS16 aligned to ALS16'.F28"/>
    </style:style>
    <style:style style:name="ce1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32] - ['ALS16 aligned to ALS16'.$D32]) &gt; 0.2)" style:apply-style-name="Untitled1" style:base-cell-address="'ALS16 aligned to ALS16'.F32"/>
    </style:style>
    <style:style style:name="ce1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36] - ['ALS16 aligned to ALS16'.$D36]) &gt; 0.2)" style:apply-style-name="Untitled1" style:base-cell-address="'ALS16 aligned to ALS16'.F36"/>
    </style:style>
    <style:style style:name="ce1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36] - ['ALS16 aligned to ALS16'.$D36]) &gt; 0.2)" style:apply-style-name="Untitled1" style:base-cell-address="'ALS16 aligned to ALS16'.F36"/>
    </style:style>
    <style:style style:name="ce1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40] - ['ALS16 aligned to ALS16'.$D40]) &gt; 0.2)" style:apply-style-name="Untitled1" style:base-cell-address="'ALS16 aligned to ALS16'.F40"/>
    </style:style>
    <style:style style:name="ce1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F44] - ['ALS16 aligned to ALS16'.$D44]) &gt; 0.2)" style:apply-style-name="Untitled1" style:base-cell-address="'ALS16 aligned to ALS16'.F44"/>
    </style:style>
    <style:style style:name="ce1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F44] - ['ALS16 aligned to ALS16'.$D44]) &gt; 0.2)" style:apply-style-name="Untitled1" style:base-cell-address="'ALS16 aligned to ALS16'.F44"/>
    </style:style>
    <style:style style:name="ce1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F48] - ['ALS16 aligned to ALS16'.$D48]) &gt; 0.2)" style:apply-style-name="Untitled1" style:base-cell-address="'ALS16 aligned to ALS16'.F48"/>
    </style:style>
    <style:style style:name="ce1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4] - ['ALS16 aligned to ALS16'.$D4]) &gt; 0.2)" style:apply-style-name="Untitled1" style:base-cell-address="'ALS16 aligned to ALS16'.G4"/>
    </style:style>
    <style:style style:name="ce1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4] - ['ALS16 aligned to ALS16'.$D4]) &gt; 0.2)" style:apply-style-name="Untitled1" style:base-cell-address="'ALS16 aligned to ALS16'.G4"/>
    </style:style>
    <style:style style:name="ce14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8] - ['ALS16 aligned to ALS16'.$D8]) &gt; 0.2)" style:apply-style-name="Untitled1" style:base-cell-address="'ALS16 aligned to ALS16'.G8"/>
    </style:style>
    <style:style style:name="ce1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12] - ['ALS16 aligned to ALS16'.$D12]) &gt; 0.2)" style:apply-style-name="Untitled1" style:base-cell-address="'ALS16 aligned to ALS16'.G12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12] - ['ALS16 aligned to ALS16'.$D12]) &gt; 0.2)" style:apply-style-name="Untitled1" style:base-cell-address="'ALS16 aligned to ALS16'.G12"/>
    </style:style>
    <style:style style:name="ce1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16] - ['ALS16 aligned to ALS16'.$D16]) &gt; 0.2)" style:apply-style-name="Untitled1" style:base-cell-address="'ALS16 aligned to ALS16'.G16"/>
    </style:style>
    <style:style style:name="ce14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20] - ['ALS16 aligned to ALS16'.$D20]) &gt; 0.2)" style:apply-style-name="Untitled1" style:base-cell-address="'ALS16 aligned to ALS16'.G20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20] - ['ALS16 aligned to ALS16'.$D20]) &gt; 0.2)" style:apply-style-name="Untitled1" style:base-cell-address="'ALS16 aligned to ALS16'.G20"/>
    </style:style>
    <style:style style:name="ce15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24] - ['ALS16 aligned to ALS16'.$D24]) &gt; 0.2)" style:apply-style-name="Untitled1" style:base-cell-address="'ALS16 aligned to ALS16'.G24"/>
    </style:style>
    <style:style style:name="ce15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28] - ['ALS16 aligned to ALS16'.$D28]) &gt; 0.2)" style:apply-style-name="Untitled1" style:base-cell-address="'ALS16 aligned to ALS16'.G28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28] - ['ALS16 aligned to ALS16'.$D28]) &gt; 0.2)" style:apply-style-name="Untitled1" style:base-cell-address="'ALS16 aligned to ALS16'.G28"/>
    </style:style>
    <style:style style:name="ce1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32] - ['ALS16 aligned to ALS16'.$D32]) &gt; 0.2)" style:apply-style-name="Untitled1" style:base-cell-address="'ALS16 aligned to ALS16'.G32"/>
    </style:style>
    <style:style style:name="ce15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36] - ['ALS16 aligned to ALS16'.$D36]) &gt; 0.2)" style:apply-style-name="Untitled1" style:base-cell-address="'ALS16 aligned to ALS16'.G36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36] - ['ALS16 aligned to ALS16'.$D36]) &gt; 0.2)" style:apply-style-name="Untitled1" style:base-cell-address="'ALS16 aligned to ALS16'.G36"/>
    </style:style>
    <style:style style:name="ce15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40] - ['ALS16 aligned to ALS16'.$D40]) &gt; 0.2)" style:apply-style-name="Untitled1" style:base-cell-address="'ALS16 aligned to ALS16'.G40"/>
    </style:style>
    <style:style style:name="ce1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6'.G44] - ['ALS16 aligned to ALS16'.$D44]) &gt; 0.2)" style:apply-style-name="Untitled1" style:base-cell-address="'ALS16 aligned to ALS16'.G44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6'.G44] - ['ALS16 aligned to ALS16'.$D44]) &gt; 0.2)" style:apply-style-name="Untitled1" style:base-cell-address="'ALS16 aligned to ALS16'.G44"/>
    </style:style>
    <style:style style:name="ce1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6'.G48] - ['ALS16 aligned to ALS16'.$D48]) &gt; 0.2)" style:apply-style-name="Untitled1" style:base-cell-address="'ALS16 aligned to ALS16'.G48"/>
    </style:style>
    <style:style style:name="ce16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4] - ['ALS16 aligned to ALS16'.$D4]) &gt; 0.2)" style:apply-style-name="Untitled1" style:base-cell-address="'ALS16 aligned to ALS16'.H4"/>
    </style:style>
    <style:style style:name="ce162" style:family="table-cell" style:parent-style-name="Default" style:data-style-name="N2">
      <style:table-cell-properties fo:background-color="#ffcc00"/>
      <style:map style:condition="is-true-formula(ABS(['ALS16 aligned to ALS16'.I4] - ['ALS16 aligned to ALS16'.$D4]) &gt; 0.2)" style:apply-style-name="Untitled1" style:base-cell-address="'ALS16 aligned to ALS16'.H4"/>
    </style:style>
    <style:style style:name="ce163" style:family="table-cell" style:parent-style-name="Default" style:data-style-name="N2">
      <style:table-cell-properties fo:background-color="#ffdd54"/>
      <style:map style:condition="is-true-formula(ABS(['ALS16 aligned to ALS16'.I8] - ['ALS16 aligned to ALS16'.$D8]) &gt; 0.2)" style:apply-style-name="Untitled1" style:base-cell-address="'ALS16 aligned to ALS16'.H8"/>
    </style:style>
    <style:style style:name="ce16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12] - ['ALS16 aligned to ALS16'.$D12]) &gt; 0.2)" style:apply-style-name="Untitled1" style:base-cell-address="'ALS16 aligned to ALS16'.H12"/>
    </style:style>
    <style:style style:name="ce165" style:family="table-cell" style:parent-style-name="Default" style:data-style-name="N2">
      <style:table-cell-properties fo:background-color="#ffcc00"/>
      <style:map style:condition="is-true-formula(ABS(['ALS16 aligned to ALS16'.I12] - ['ALS16 aligned to ALS16'.$D12]) &gt; 0.2)" style:apply-style-name="Untitled1" style:base-cell-address="'ALS16 aligned to ALS16'.H12"/>
    </style:style>
    <style:style style:name="ce166" style:family="table-cell" style:parent-style-name="Default" style:data-style-name="N2">
      <style:table-cell-properties fo:background-color="#ffdd54"/>
      <style:map style:condition="is-true-formula(ABS(['ALS16 aligned to ALS16'.I16] - ['ALS16 aligned to ALS16'.$D16]) &gt; 0.2)" style:apply-style-name="Untitled1" style:base-cell-address="'ALS16 aligned to ALS16'.H16"/>
    </style:style>
    <style:style style:name="ce16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20] - ['ALS16 aligned to ALS16'.$D20]) &gt; 0.2)" style:apply-style-name="Untitled1" style:base-cell-address="'ALS16 aligned to ALS16'.H20"/>
    </style:style>
    <style:style style:name="ce168" style:family="table-cell" style:parent-style-name="Default" style:data-style-name="N2">
      <style:table-cell-properties fo:background-color="#ffcc00"/>
      <style:map style:condition="is-true-formula(ABS(['ALS16 aligned to ALS16'.I20] - ['ALS16 aligned to ALS16'.$D20]) &gt; 0.2)" style:apply-style-name="Untitled1" style:base-cell-address="'ALS16 aligned to ALS16'.H20"/>
    </style:style>
    <style:style style:name="ce169" style:family="table-cell" style:parent-style-name="Default" style:data-style-name="N2">
      <style:table-cell-properties fo:background-color="#ffdd54"/>
      <style:map style:condition="is-true-formula(ABS(['ALS16 aligned to ALS16'.I24] - ['ALS16 aligned to ALS16'.$D24]) &gt; 0.2)" style:apply-style-name="Untitled1" style:base-cell-address="'ALS16 aligned to ALS16'.H24"/>
    </style:style>
    <style:style style:name="ce1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28] - ['ALS16 aligned to ALS16'.$D28]) &gt; 0.2)" style:apply-style-name="Untitled1" style:base-cell-address="'ALS16 aligned to ALS16'.H28"/>
    </style:style>
    <style:style style:name="ce171" style:family="table-cell" style:parent-style-name="Default" style:data-style-name="N2">
      <style:table-cell-properties fo:background-color="#ffcc00"/>
      <style:map style:condition="is-true-formula(ABS(['ALS16 aligned to ALS16'.I28] - ['ALS16 aligned to ALS16'.$D28]) &gt; 0.2)" style:apply-style-name="Untitled1" style:base-cell-address="'ALS16 aligned to ALS16'.H28"/>
    </style:style>
    <style:style style:name="ce172" style:family="table-cell" style:parent-style-name="Default" style:data-style-name="N2">
      <style:table-cell-properties fo:background-color="#ffdd54"/>
      <style:map style:condition="is-true-formula(ABS(['ALS16 aligned to ALS16'.I32] - ['ALS16 aligned to ALS16'.$D32]) &gt; 0.2)" style:apply-style-name="Untitled1" style:base-cell-address="'ALS16 aligned to ALS16'.H32"/>
    </style:style>
    <style:style style:name="ce1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36] - ['ALS16 aligned to ALS16'.$D36]) &gt; 0.2)" style:apply-style-name="Untitled1" style:base-cell-address="'ALS16 aligned to ALS16'.H36"/>
    </style:style>
    <style:style style:name="ce174" style:family="table-cell" style:parent-style-name="Default" style:data-style-name="N2">
      <style:table-cell-properties fo:background-color="#ffcc00"/>
      <style:map style:condition="is-true-formula(ABS(['ALS16 aligned to ALS16'.I36] - ['ALS16 aligned to ALS16'.$D36]) &gt; 0.2)" style:apply-style-name="Untitled1" style:base-cell-address="'ALS16 aligned to ALS16'.H36"/>
    </style:style>
    <style:style style:name="ce175" style:family="table-cell" style:parent-style-name="Default" style:data-style-name="N2">
      <style:table-cell-properties fo:background-color="#ffdd54"/>
      <style:map style:condition="is-true-formula(ABS(['ALS16 aligned to ALS16'.I40] - ['ALS16 aligned to ALS16'.$D40]) &gt; 0.2)" style:apply-style-name="Untitled1" style:base-cell-address="'ALS16 aligned to ALS16'.H40"/>
    </style:style>
    <style:style style:name="ce1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6'.I44] - ['ALS16 aligned to ALS16'.$D44]) &gt; 0.2)" style:apply-style-name="Untitled1" style:base-cell-address="'ALS16 aligned to ALS16'.H44"/>
    </style:style>
    <style:style style:name="ce177" style:family="table-cell" style:parent-style-name="Default" style:data-style-name="N2">
      <style:table-cell-properties fo:background-color="#ffcc00"/>
      <style:map style:condition="is-true-formula(ABS(['ALS16 aligned to ALS16'.I44] - ['ALS16 aligned to ALS16'.$D44]) &gt; 0.2)" style:apply-style-name="Untitled1" style:base-cell-address="'ALS16 aligned to ALS16'.H44"/>
    </style:style>
    <style:style style:name="ce178" style:family="table-cell" style:parent-style-name="Default" style:data-style-name="N2">
      <style:table-cell-properties fo:background-color="#ffdd54"/>
      <style:map style:condition="is-true-formula(ABS(['ALS16 aligned to ALS16'.I48] - ['ALS16 aligned to ALS16'.$D48]) &gt; 0.2)" style:apply-style-name="Untitled1" style:base-cell-address="'ALS16 aligned to ALS16'.H48"/>
    </style:style>
    <style:style style:name="ce1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4] - ['ALS16 aligned to ALS16'.$D4]) &gt; 0.2)" style:apply-style-name="Untitled1" style:base-cell-address="'ALS16 aligned to ALS16'.H4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4] - ['ALS16 aligned to ALS16'.$D4]) &gt; 0.2)" style:apply-style-name="Untitled1" style:base-cell-address="'ALS16 aligned to ALS16'.H4"/>
    </style:style>
    <style:style style:name="ce1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8] - ['ALS16 aligned to ALS16'.$D8]) &gt; 0.2)" style:apply-style-name="Untitled1" style:base-cell-address="'ALS16 aligned to ALS16'.H8"/>
    </style:style>
    <style:style style:name="ce18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12] - ['ALS16 aligned to ALS16'.$D12]) &gt; 0.2)" style:apply-style-name="Untitled1" style:base-cell-address="'ALS16 aligned to ALS16'.H12"/>
    </style:style>
    <style:style style:name="ce18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12] - ['ALS16 aligned to ALS16'.$D12]) &gt; 0.2)" style:apply-style-name="Untitled1" style:base-cell-address="'ALS16 aligned to ALS16'.H12"/>
    </style:style>
    <style:style style:name="ce18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16] - ['ALS16 aligned to ALS16'.$D16]) &gt; 0.2)" style:apply-style-name="Untitled1" style:base-cell-address="'ALS16 aligned to ALS16'.H16"/>
    </style:style>
    <style:style style:name="ce18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20] - ['ALS16 aligned to ALS16'.$D20]) &gt; 0.2)" style:apply-style-name="Untitled1" style:base-cell-address="'ALS16 aligned to ALS16'.H20"/>
    </style:style>
    <style:style style:name="ce18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20] - ['ALS16 aligned to ALS16'.$D20]) &gt; 0.2)" style:apply-style-name="Untitled1" style:base-cell-address="'ALS16 aligned to ALS16'.H20"/>
    </style:style>
    <style:style style:name="ce18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24] - ['ALS16 aligned to ALS16'.$D24]) &gt; 0.2)" style:apply-style-name="Untitled1" style:base-cell-address="'ALS16 aligned to ALS16'.H24"/>
    </style:style>
    <style:style style:name="ce18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28] - ['ALS16 aligned to ALS16'.$D28]) &gt; 0.2)" style:apply-style-name="Untitled1" style:base-cell-address="'ALS16 aligned to ALS16'.H28"/>
    </style:style>
    <style:style style:name="ce18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28] - ['ALS16 aligned to ALS16'.$D28]) &gt; 0.2)" style:apply-style-name="Untitled1" style:base-cell-address="'ALS16 aligned to ALS16'.H28"/>
    </style:style>
    <style:style style:name="ce1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32] - ['ALS16 aligned to ALS16'.$D32]) &gt; 0.2)" style:apply-style-name="Untitled1" style:base-cell-address="'ALS16 aligned to ALS16'.H32"/>
    </style:style>
    <style:style style:name="ce19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36] - ['ALS16 aligned to ALS16'.$D36]) &gt; 0.2)" style:apply-style-name="Untitled1" style:base-cell-address="'ALS16 aligned to ALS16'.H36"/>
    </style:style>
    <style:style style:name="ce19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36] - ['ALS16 aligned to ALS16'.$D36]) &gt; 0.2)" style:apply-style-name="Untitled1" style:base-cell-address="'ALS16 aligned to ALS16'.H36"/>
    </style:style>
    <style:style style:name="ce19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40] - ['ALS16 aligned to ALS16'.$D40]) &gt; 0.2)" style:apply-style-name="Untitled1" style:base-cell-address="'ALS16 aligned to ALS16'.H40"/>
    </style:style>
    <style:style style:name="ce19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6'.I44] - ['ALS16 aligned to ALS16'.$D44]) &gt; 0.2)" style:apply-style-name="Untitled1" style:base-cell-address="'ALS16 aligned to ALS16'.H44"/>
    </style:style>
    <style:style style:name="ce19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6'.I44] - ['ALS16 aligned to ALS16'.$D44]) &gt; 0.2)" style:apply-style-name="Untitled1" style:base-cell-address="'ALS16 aligned to ALS16'.H44"/>
    </style:style>
    <style:style style:name="ce19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6'.I48] - ['ALS16 aligned to ALS16'.$D48]) &gt; 0.2)" style:apply-style-name="Untitled1" style:base-cell-address="'ALS16 aligned to ALS16'.H48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99" style:family="table-cell" style:parent-style-name="Default" style:data-style-name="N12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200" style:family="table-cell" style:parent-style-name="Default" style:data-style-name="N12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20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02" style:family="table-cell" style:parent-style-name="Default" style:data-style-name="N12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203" style:family="table-cell" style:parent-style-name="Default" style:data-style-name="N12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20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05" style:family="table-cell" style:parent-style-name="Default" style:data-style-name="N12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206" style:family="table-cell" style:parent-style-name="Default" style:data-style-name="N12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20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08" style:family="table-cell" style:parent-style-name="Default" style:data-style-name="N12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209" style:family="table-cell" style:parent-style-name="Default" style:data-style-name="N12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21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11" style:family="table-cell" style:parent-style-name="Default" style:data-style-name="N12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212" style:family="table-cell" style:parent-style-name="Default" style:data-style-name="N12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21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14" style:family="table-cell" style:parent-style-name="Default" style:data-style-name="N12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215" style:family="table-cell" style:parent-style-name="Default" style:data-style-name="N12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2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2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2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Untitled1" style:base-cell-address="'ALS16 aligned to ALS14'.F12"/>
    </style:style>
    <style:style style:name="ce2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Untitled1" style:base-cell-address="'ALS16 aligned to ALS14'.F12"/>
    </style:style>
    <style:style style:name="ce2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2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2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2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2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2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2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2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2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2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2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2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2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2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4] - ['ALS16 aligned to ALS14'.$D4]) &gt; 0.2)" style:apply-style-name="Untitled1" style:base-cell-address="'ALS16 aligned to ALS14'.G4"/>
    </style:style>
    <style:style style:name="ce2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4] - ['ALS16 aligned to ALS14'.$D4]) &gt; 0.2)" style:apply-style-name="Untitled1" style:base-cell-address="'ALS16 aligned to ALS14'.G4"/>
    </style:style>
    <style:style style:name="ce2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8] - ['ALS16 aligned to ALS14'.$D8]) &gt; 0.2)" style:apply-style-name="Untitled1" style:base-cell-address="'ALS16 aligned to ALS14'.G8"/>
    </style:style>
    <style:style style:name="ce2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12] - ['ALS16 aligned to ALS14'.$D12]) &gt; 0.2)" style:apply-style-name="Untitled1" style:base-cell-address="'ALS16 aligned to ALS14'.G12"/>
    </style:style>
    <style:style style:name="ce2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12] - ['ALS16 aligned to ALS14'.$D12]) &gt; 0.2)" style:apply-style-name="Untitled1" style:base-cell-address="'ALS16 aligned to ALS14'.G12"/>
    </style:style>
    <style:style style:name="ce2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16] - ['ALS16 aligned to ALS14'.$D16]) &gt; 0.2)" style:apply-style-name="Untitled1" style:base-cell-address="'ALS16 aligned to ALS14'.G16"/>
    </style:style>
    <style:style style:name="ce2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20] - ['ALS16 aligned to ALS14'.$D20]) &gt; 0.2)" style:apply-style-name="Untitled1" style:base-cell-address="'ALS16 aligned to ALS14'.G20"/>
    </style:style>
    <style:style style:name="ce2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20] - ['ALS16 aligned to ALS14'.$D20]) &gt; 0.2)" style:apply-style-name="Untitled1" style:base-cell-address="'ALS16 aligned to ALS14'.G20"/>
    </style:style>
    <style:style style:name="ce2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24] - ['ALS16 aligned to ALS14'.$D24]) &gt; 0.2)" style:apply-style-name="Untitled1" style:base-cell-address="'ALS16 aligned to ALS14'.G24"/>
    </style:style>
    <style:style style:name="ce2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28] - ['ALS16 aligned to ALS14'.$D28]) &gt; 0.2)" style:apply-style-name="Untitled1" style:base-cell-address="'ALS16 aligned to ALS14'.G28"/>
    </style:style>
    <style:style style:name="ce2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28] - ['ALS16 aligned to ALS14'.$D28]) &gt; 0.2)" style:apply-style-name="Untitled1" style:base-cell-address="'ALS16 aligned to ALS14'.G28"/>
    </style:style>
    <style:style style:name="ce24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32] - ['ALS16 aligned to ALS14'.$D32]) &gt; 0.2)" style:apply-style-name="Untitled1" style:base-cell-address="'ALS16 aligned to ALS14'.G32"/>
    </style:style>
    <style:style style:name="ce2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36] - ['ALS16 aligned to ALS14'.$D36]) &gt; 0.2)" style:apply-style-name="Untitled1" style:base-cell-address="'ALS16 aligned to ALS14'.G36"/>
    </style:style>
    <style:style style:name="ce2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36] - ['ALS16 aligned to ALS14'.$D36]) &gt; 0.2)" style:apply-style-name="Untitled1" style:base-cell-address="'ALS16 aligned to ALS14'.G36"/>
    </style:style>
    <style:style style:name="ce2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40] - ['ALS16 aligned to ALS14'.$D40]) &gt; 0.2)" style:apply-style-name="Untitled1" style:base-cell-address="'ALS16 aligned to ALS14'.G40"/>
    </style:style>
    <style:style style:name="ce24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G44] - ['ALS16 aligned to ALS14'.$D44]) &gt; 0.2)" style:apply-style-name="Untitled1" style:base-cell-address="'ALS16 aligned to ALS14'.G44"/>
    </style:style>
    <style:style style:name="ce25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G44] - ['ALS16 aligned to ALS14'.$D44]) &gt; 0.2)" style:apply-style-name="Untitled1" style:base-cell-address="'ALS16 aligned to ALS14'.G44"/>
    </style:style>
    <style:style style:name="ce25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G48] - ['ALS16 aligned to ALS14'.$D48]) &gt; 0.2)" style:apply-style-name="Untitled1" style:base-cell-address="'ALS16 aligned to ALS14'.G48"/>
    </style:style>
    <style:style style:name="ce25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4] - ['ALS16 aligned to ALS14'.$D4]) &gt; 0.2)" style:apply-style-name="Untitled1" style:base-cell-address="'ALS16 aligned to ALS14'.H4"/>
    </style:style>
    <style:style style:name="ce253" style:family="table-cell" style:parent-style-name="Default" style:data-style-name="N2">
      <style:table-cell-properties fo:background-color="#ffcc00"/>
      <style:map style:condition="is-true-formula(ABS(['ALS16 aligned to ALS14'.I4] - ['ALS16 aligned to ALS14'.$D4]) &gt; 0.2)" style:apply-style-name="Untitled1" style:base-cell-address="'ALS16 aligned to ALS14'.H4"/>
    </style:style>
    <style:style style:name="ce254" style:family="table-cell" style:parent-style-name="Default" style:data-style-name="N2">
      <style:table-cell-properties fo:background-color="#ffdd54"/>
      <style:map style:condition="is-true-formula(ABS(['ALS16 aligned to ALS14'.I8] - ['ALS16 aligned to ALS14'.$D8]) &gt; 0.2)" style:apply-style-name="Untitled1" style:base-cell-address="'ALS16 aligned to ALS14'.H8"/>
    </style:style>
    <style:style style:name="ce25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12] - ['ALS16 aligned to ALS14'.$D12]) &gt; 0.2)" style:apply-style-name="Untitled1" style:base-cell-address="'ALS16 aligned to ALS14'.H12"/>
    </style:style>
    <style:style style:name="ce256" style:family="table-cell" style:parent-style-name="Default" style:data-style-name="N2">
      <style:table-cell-properties fo:background-color="#ffcc00"/>
      <style:map style:condition="is-true-formula(ABS(['ALS16 aligned to ALS14'.I12] - ['ALS16 aligned to ALS14'.$D12]) &gt; 0.2)" style:apply-style-name="Untitled1" style:base-cell-address="'ALS16 aligned to ALS14'.H12"/>
    </style:style>
    <style:style style:name="ce257" style:family="table-cell" style:parent-style-name="Default" style:data-style-name="N2">
      <style:table-cell-properties fo:background-color="#ffdd54"/>
      <style:map style:condition="is-true-formula(ABS(['ALS16 aligned to ALS14'.I16] - ['ALS16 aligned to ALS14'.$D16]) &gt; 0.2)" style:apply-style-name="Untitled1" style:base-cell-address="'ALS16 aligned to ALS14'.H16"/>
    </style:style>
    <style:style style:name="ce25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20] - ['ALS16 aligned to ALS14'.$D20]) &gt; 0.2)" style:apply-style-name="Untitled1" style:base-cell-address="'ALS16 aligned to ALS14'.H20"/>
    </style:style>
    <style:style style:name="ce259" style:family="table-cell" style:parent-style-name="Default" style:data-style-name="N2">
      <style:table-cell-properties fo:background-color="#ffcc00"/>
      <style:map style:condition="is-true-formula(ABS(['ALS16 aligned to ALS14'.I20] - ['ALS16 aligned to ALS14'.$D20]) &gt; 0.2)" style:apply-style-name="Untitled1" style:base-cell-address="'ALS16 aligned to ALS14'.H20"/>
    </style:style>
    <style:style style:name="ce260" style:family="table-cell" style:parent-style-name="Default" style:data-style-name="N2">
      <style:table-cell-properties fo:background-color="#ffdd54"/>
      <style:map style:condition="is-true-formula(ABS(['ALS16 aligned to ALS14'.I24] - ['ALS16 aligned to ALS14'.$D24]) &gt; 0.2)" style:apply-style-name="Untitled1" style:base-cell-address="'ALS16 aligned to ALS14'.H24"/>
    </style:style>
    <style:style style:name="ce26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28] - ['ALS16 aligned to ALS14'.$D28]) &gt; 0.2)" style:apply-style-name="Untitled1" style:base-cell-address="'ALS16 aligned to ALS14'.H28"/>
    </style:style>
    <style:style style:name="ce262" style:family="table-cell" style:parent-style-name="Default" style:data-style-name="N2">
      <style:table-cell-properties fo:background-color="#ffcc00"/>
      <style:map style:condition="is-true-formula(ABS(['ALS16 aligned to ALS14'.I28] - ['ALS16 aligned to ALS14'.$D28]) &gt; 0.2)" style:apply-style-name="Untitled1" style:base-cell-address="'ALS16 aligned to ALS14'.H28"/>
    </style:style>
    <style:style style:name="ce263" style:family="table-cell" style:parent-style-name="Default" style:data-style-name="N2">
      <style:table-cell-properties fo:background-color="#ffdd54"/>
      <style:map style:condition="is-true-formula(ABS(['ALS16 aligned to ALS14'.I32] - ['ALS16 aligned to ALS14'.$D32]) &gt; 0.2)" style:apply-style-name="Untitled1" style:base-cell-address="'ALS16 aligned to ALS14'.H32"/>
    </style:style>
    <style:style style:name="ce26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36] - ['ALS16 aligned to ALS14'.$D36]) &gt; 0.2)" style:apply-style-name="Untitled1" style:base-cell-address="'ALS16 aligned to ALS14'.H36"/>
    </style:style>
    <style:style style:name="ce265" style:family="table-cell" style:parent-style-name="Default" style:data-style-name="N2">
      <style:table-cell-properties fo:background-color="#ffcc00"/>
      <style:map style:condition="is-true-formula(ABS(['ALS16 aligned to ALS14'.I36] - ['ALS16 aligned to ALS14'.$D36]) &gt; 0.2)" style:apply-style-name="Untitled1" style:base-cell-address="'ALS16 aligned to ALS14'.H36"/>
    </style:style>
    <style:style style:name="ce266" style:family="table-cell" style:parent-style-name="Default" style:data-style-name="N2">
      <style:table-cell-properties fo:background-color="#ffdd54"/>
      <style:map style:condition="is-true-formula(ABS(['ALS16 aligned to ALS14'.I40] - ['ALS16 aligned to ALS14'.$D40]) &gt; 0.2)" style:apply-style-name="Untitled1" style:base-cell-address="'ALS16 aligned to ALS14'.H40"/>
    </style:style>
    <style:style style:name="ce26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I44] - ['ALS16 aligned to ALS14'.$D44]) &gt; 0.2)" style:apply-style-name="Untitled1" style:base-cell-address="'ALS16 aligned to ALS14'.H44"/>
    </style:style>
    <style:style style:name="ce268" style:family="table-cell" style:parent-style-name="Default" style:data-style-name="N2">
      <style:table-cell-properties fo:background-color="#ffcc00"/>
      <style:map style:condition="is-true-formula(ABS(['ALS16 aligned to ALS14'.I44] - ['ALS16 aligned to ALS14'.$D44]) &gt; 0.2)" style:apply-style-name="Untitled1" style:base-cell-address="'ALS16 aligned to ALS14'.H44"/>
    </style:style>
    <style:style style:name="ce269" style:family="table-cell" style:parent-style-name="Default" style:data-style-name="N2">
      <style:table-cell-properties fo:background-color="#ffdd54"/>
      <style:map style:condition="is-true-formula(ABS(['ALS16 aligned to ALS14'.I48] - ['ALS16 aligned to ALS14'.$D48]) &gt; 0.2)" style:apply-style-name="Untitled1" style:base-cell-address="'ALS16 aligned to ALS14'.H48"/>
    </style:style>
    <style:style style:name="ce27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4] - ['ALS16 aligned to ALS14'.$D4]) &gt; 0.2)" style:apply-style-name="Untitled1" style:base-cell-address="'ALS16 aligned to ALS14'.H4"/>
    </style:style>
    <style:style style:name="ce27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4] - ['ALS16 aligned to ALS14'.$D4]) &gt; 0.2)" style:apply-style-name="Untitled1" style:base-cell-address="'ALS16 aligned to ALS14'.H4"/>
    </style:style>
    <style:style style:name="ce27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8] - ['ALS16 aligned to ALS14'.$D8]) &gt; 0.2)" style:apply-style-name="Untitled1" style:base-cell-address="'ALS16 aligned to ALS14'.H8"/>
    </style:style>
    <style:style style:name="ce27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12] - ['ALS16 aligned to ALS14'.$D12]) &gt; 0.2)" style:apply-style-name="Untitled1" style:base-cell-address="'ALS16 aligned to ALS14'.H12"/>
    </style:style>
    <style:style style:name="ce27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12] - ['ALS16 aligned to ALS14'.$D12]) &gt; 0.2)" style:apply-style-name="Untitled1" style:base-cell-address="'ALS16 aligned to ALS14'.H12"/>
    </style:style>
    <style:style style:name="ce27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16] - ['ALS16 aligned to ALS14'.$D16]) &gt; 0.2)" style:apply-style-name="Untitled1" style:base-cell-address="'ALS16 aligned to ALS14'.H16"/>
    </style:style>
    <style:style style:name="ce27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20] - ['ALS16 aligned to ALS14'.$D20]) &gt; 0.2)" style:apply-style-name="Untitled1" style:base-cell-address="'ALS16 aligned to ALS14'.H20"/>
    </style:style>
    <style:style style:name="ce27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20] - ['ALS16 aligned to ALS14'.$D20]) &gt; 0.2)" style:apply-style-name="Untitled1" style:base-cell-address="'ALS16 aligned to ALS14'.H20"/>
    </style:style>
    <style:style style:name="ce2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24] - ['ALS16 aligned to ALS14'.$D24]) &gt; 0.2)" style:apply-style-name="Untitled1" style:base-cell-address="'ALS16 aligned to ALS14'.H24"/>
    </style:style>
    <style:style style:name="ce2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28] - ['ALS16 aligned to ALS14'.$D28]) &gt; 0.2)" style:apply-style-name="Untitled1" style:base-cell-address="'ALS16 aligned to ALS14'.H28"/>
    </style:style>
    <style:style style:name="ce2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28] - ['ALS16 aligned to ALS14'.$D28]) &gt; 0.2)" style:apply-style-name="Untitled1" style:base-cell-address="'ALS16 aligned to ALS14'.H28"/>
    </style:style>
    <style:style style:name="ce2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32] - ['ALS16 aligned to ALS14'.$D32]) &gt; 0.2)" style:apply-style-name="Untitled1" style:base-cell-address="'ALS16 aligned to ALS14'.H32"/>
    </style:style>
    <style:style style:name="ce28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36] - ['ALS16 aligned to ALS14'.$D36]) &gt; 0.2)" style:apply-style-name="Untitled1" style:base-cell-address="'ALS16 aligned to ALS14'.H36"/>
    </style:style>
    <style:style style:name="ce28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36] - ['ALS16 aligned to ALS14'.$D36]) &gt; 0.2)" style:apply-style-name="Untitled1" style:base-cell-address="'ALS16 aligned to ALS14'.H36"/>
    </style:style>
    <style:style style:name="ce28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40] - ['ALS16 aligned to ALS14'.$D40]) &gt; 0.2)" style:apply-style-name="Untitled1" style:base-cell-address="'ALS16 aligned to ALS14'.H40"/>
    </style:style>
    <style:style style:name="ce28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I44] - ['ALS16 aligned to ALS14'.$D44]) &gt; 0.2)" style:apply-style-name="Untitled1" style:base-cell-address="'ALS16 aligned to ALS14'.H44"/>
    </style:style>
    <style:style style:name="ce28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I44] - ['ALS16 aligned to ALS14'.$D44]) &gt; 0.2)" style:apply-style-name="Untitled1" style:base-cell-address="'ALS16 aligned to ALS14'.H44"/>
    </style:style>
    <style:style style:name="ce28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I48] - ['ALS16 aligned to ALS14'.$D48]) &gt; 0.2)" style:apply-style-name="Untitled1" style:base-cell-address="'ALS16 aligned to ALS14'.H48"/>
    </style:style>
    <style:style style:name="ce28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89" style:family="table-cell" style:parent-style-name="Default" style:data-style-name="N12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290" style:family="table-cell" style:parent-style-name="Default" style:data-style-name="N12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29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92" style:family="table-cell" style:parent-style-name="Default" style:data-style-name="N12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293" style:family="table-cell" style:parent-style-name="Default" style:data-style-name="N12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29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95" style:family="table-cell" style:parent-style-name="Default" style:data-style-name="N12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296" style:family="table-cell" style:parent-style-name="Default" style:data-style-name="N12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29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98" style:family="table-cell" style:parent-style-name="Default" style:data-style-name="N12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299" style:family="table-cell" style:parent-style-name="Default" style:data-style-name="N12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30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01" style:family="table-cell" style:parent-style-name="Default" style:data-style-name="N12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302" style:family="table-cell" style:parent-style-name="Default" style:data-style-name="N12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30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04" style:family="table-cell" style:parent-style-name="Default" style:data-style-name="N12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305" style:family="table-cell" style:parent-style-name="Default" style:data-style-name="N12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30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30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30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30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Untitled1" style:base-cell-address="'DIM aligned to ALS14'.F12"/>
    </style:style>
    <style:style style:name="ce31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Untitled1" style:base-cell-address="'DIM aligned to ALS14'.F12"/>
    </style:style>
    <style:style style:name="ce31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31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31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31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31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31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31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31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31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32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32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32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32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  <style:style style:name="ce3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4] - ['DIM aligned to ALS14'.$D4]) &gt; 0.2)" style:apply-style-name="Untitled1" style:base-cell-address="'DIM aligned to ALS14'.G4"/>
    </style:style>
    <style:style style:name="ce3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4] - ['DIM aligned to ALS14'.$D4]) &gt; 0.2)" style:apply-style-name="Untitled1" style:base-cell-address="'DIM aligned to ALS14'.G4"/>
    </style:style>
    <style:style style:name="ce3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8] - ['DIM aligned to ALS14'.$D8]) &gt; 0.2)" style:apply-style-name="Untitled1" style:base-cell-address="'DIM aligned to ALS14'.G8"/>
    </style:style>
    <style:style style:name="ce32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12] - ['DIM aligned to ALS14'.$D12]) &gt; 0.2)" style:apply-style-name="Untitled1" style:base-cell-address="'DIM aligned to ALS14'.G12"/>
    </style:style>
    <style:style style:name="ce32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12] - ['DIM aligned to ALS14'.$D12]) &gt; 0.2)" style:apply-style-name="Untitled1" style:base-cell-address="'DIM aligned to ALS14'.G12"/>
    </style:style>
    <style:style style:name="ce3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16] - ['DIM aligned to ALS14'.$D16]) &gt; 0.2)" style:apply-style-name="Untitled1" style:base-cell-address="'DIM aligned to ALS14'.G16"/>
    </style:style>
    <style:style style:name="ce3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20] - ['DIM aligned to ALS14'.$D20]) &gt; 0.2)" style:apply-style-name="Untitled1" style:base-cell-address="'DIM aligned to ALS14'.G20"/>
    </style:style>
    <style:style style:name="ce3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20] - ['DIM aligned to ALS14'.$D20]) &gt; 0.2)" style:apply-style-name="Untitled1" style:base-cell-address="'DIM aligned to ALS14'.G20"/>
    </style:style>
    <style:style style:name="ce3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24] - ['DIM aligned to ALS14'.$D24]) &gt; 0.2)" style:apply-style-name="Untitled1" style:base-cell-address="'DIM aligned to ALS14'.G24"/>
    </style:style>
    <style:style style:name="ce3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28] - ['DIM aligned to ALS14'.$D28]) &gt; 0.2)" style:apply-style-name="Untitled1" style:base-cell-address="'DIM aligned to ALS14'.G28"/>
    </style:style>
    <style:style style:name="ce3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28] - ['DIM aligned to ALS14'.$D28]) &gt; 0.2)" style:apply-style-name="Untitled1" style:base-cell-address="'DIM aligned to ALS14'.G28"/>
    </style:style>
    <style:style style:name="ce3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32] - ['DIM aligned to ALS14'.$D32]) &gt; 0.2)" style:apply-style-name="Untitled1" style:base-cell-address="'DIM aligned to ALS14'.G32"/>
    </style:style>
    <style:style style:name="ce33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36] - ['DIM aligned to ALS14'.$D36]) &gt; 0.2)" style:apply-style-name="Untitled1" style:base-cell-address="'DIM aligned to ALS14'.G36"/>
    </style:style>
    <style:style style:name="ce33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36] - ['DIM aligned to ALS14'.$D36]) &gt; 0.2)" style:apply-style-name="Untitled1" style:base-cell-address="'DIM aligned to ALS14'.G36"/>
    </style:style>
    <style:style style:name="ce3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40] - ['DIM aligned to ALS14'.$D40]) &gt; 0.2)" style:apply-style-name="Untitled1" style:base-cell-address="'DIM aligned to ALS14'.G40"/>
    </style:style>
    <style:style style:name="ce33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G44] - ['DIM aligned to ALS14'.$D44]) &gt; 0.2)" style:apply-style-name="Untitled1" style:base-cell-address="'DIM aligned to ALS14'.G44"/>
    </style:style>
    <style:style style:name="ce34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G44] - ['DIM aligned to ALS14'.$D44]) &gt; 0.2)" style:apply-style-name="Untitled1" style:base-cell-address="'DIM aligned to ALS14'.G44"/>
    </style:style>
    <style:style style:name="ce34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G48] - ['DIM aligned to ALS14'.$D48]) &gt; 0.2)" style:apply-style-name="Untitled1" style:base-cell-address="'DIM aligned to ALS14'.G48"/>
    </style:style>
    <style:style style:name="ce3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4] - ['DIM aligned to ALS14'.$D4]) &gt; 0.2)" style:apply-style-name="Untitled1" style:base-cell-address="'DIM aligned to ALS14'.H4"/>
    </style:style>
    <style:style style:name="ce343" style:family="table-cell" style:parent-style-name="Default" style:data-style-name="N2">
      <style:table-cell-properties fo:background-color="#ffcc00"/>
      <style:map style:condition="is-true-formula(ABS(['DIM aligned to ALS14'.I4] - ['DIM aligned to ALS14'.$D4]) &gt; 0.2)" style:apply-style-name="Untitled1" style:base-cell-address="'DIM aligned to ALS14'.H4"/>
    </style:style>
    <style:style style:name="ce344" style:family="table-cell" style:parent-style-name="Default" style:data-style-name="N2">
      <style:table-cell-properties fo:background-color="#ffdd54"/>
      <style:map style:condition="is-true-formula(ABS(['DIM aligned to ALS14'.I8] - ['DIM aligned to ALS14'.$D8]) &gt; 0.2)" style:apply-style-name="Untitled1" style:base-cell-address="'DIM aligned to ALS14'.H8"/>
    </style:style>
    <style:style style:name="ce3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12] - ['DIM aligned to ALS14'.$D12]) &gt; 0.2)" style:apply-style-name="Untitled1" style:base-cell-address="'DIM aligned to ALS14'.H12"/>
    </style:style>
    <style:style style:name="ce346" style:family="table-cell" style:parent-style-name="Default" style:data-style-name="N2">
      <style:table-cell-properties fo:background-color="#ffcc00"/>
      <style:map style:condition="is-true-formula(ABS(['DIM aligned to ALS14'.I12] - ['DIM aligned to ALS14'.$D12]) &gt; 0.2)" style:apply-style-name="Untitled1" style:base-cell-address="'DIM aligned to ALS14'.H12"/>
    </style:style>
    <style:style style:name="ce347" style:family="table-cell" style:parent-style-name="Default" style:data-style-name="N2">
      <style:table-cell-properties fo:background-color="#ffdd54"/>
      <style:map style:condition="is-true-formula(ABS(['DIM aligned to ALS14'.I16] - ['DIM aligned to ALS14'.$D16]) &gt; 0.2)" style:apply-style-name="Untitled1" style:base-cell-address="'DIM aligned to ALS14'.H16"/>
    </style:style>
    <style:style style:name="ce3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20] - ['DIM aligned to ALS14'.$D20]) &gt; 0.2)" style:apply-style-name="Untitled1" style:base-cell-address="'DIM aligned to ALS14'.H20"/>
    </style:style>
    <style:style style:name="ce349" style:family="table-cell" style:parent-style-name="Default" style:data-style-name="N2">
      <style:table-cell-properties fo:background-color="#ffcc00"/>
      <style:map style:condition="is-true-formula(ABS(['DIM aligned to ALS14'.I20] - ['DIM aligned to ALS14'.$D20]) &gt; 0.2)" style:apply-style-name="Untitled1" style:base-cell-address="'DIM aligned to ALS14'.H20"/>
    </style:style>
    <style:style style:name="ce350" style:family="table-cell" style:parent-style-name="Default" style:data-style-name="N2">
      <style:table-cell-properties fo:background-color="#ffdd54"/>
      <style:map style:condition="is-true-formula(ABS(['DIM aligned to ALS14'.I24] - ['DIM aligned to ALS14'.$D24]) &gt; 0.2)" style:apply-style-name="Untitled1" style:base-cell-address="'DIM aligned to ALS14'.H24"/>
    </style:style>
    <style:style style:name="ce3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28] - ['DIM aligned to ALS14'.$D28]) &gt; 0.2)" style:apply-style-name="Untitled1" style:base-cell-address="'DIM aligned to ALS14'.H28"/>
    </style:style>
    <style:style style:name="ce352" style:family="table-cell" style:parent-style-name="Default" style:data-style-name="N2">
      <style:table-cell-properties fo:background-color="#ffcc00"/>
      <style:map style:condition="is-true-formula(ABS(['DIM aligned to ALS14'.I28] - ['DIM aligned to ALS14'.$D28]) &gt; 0.2)" style:apply-style-name="Untitled1" style:base-cell-address="'DIM aligned to ALS14'.H28"/>
    </style:style>
    <style:style style:name="ce353" style:family="table-cell" style:parent-style-name="Default" style:data-style-name="N2">
      <style:table-cell-properties fo:background-color="#ffdd54"/>
      <style:map style:condition="is-true-formula(ABS(['DIM aligned to ALS14'.I32] - ['DIM aligned to ALS14'.$D32]) &gt; 0.2)" style:apply-style-name="Untitled1" style:base-cell-address="'DIM aligned to ALS14'.H32"/>
    </style:style>
    <style:style style:name="ce35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36] - ['DIM aligned to ALS14'.$D36]) &gt; 0.2)" style:apply-style-name="Untitled1" style:base-cell-address="'DIM aligned to ALS14'.H36"/>
    </style:style>
    <style:style style:name="ce355" style:family="table-cell" style:parent-style-name="Default" style:data-style-name="N2">
      <style:table-cell-properties fo:background-color="#ffcc00"/>
      <style:map style:condition="is-true-formula(ABS(['DIM aligned to ALS14'.I36] - ['DIM aligned to ALS14'.$D36]) &gt; 0.2)" style:apply-style-name="Untitled1" style:base-cell-address="'DIM aligned to ALS14'.H36"/>
    </style:style>
    <style:style style:name="ce356" style:family="table-cell" style:parent-style-name="Default" style:data-style-name="N2">
      <style:table-cell-properties fo:background-color="#ffdd54"/>
      <style:map style:condition="is-true-formula(ABS(['DIM aligned to ALS14'.I40] - ['DIM aligned to ALS14'.$D40]) &gt; 0.2)" style:apply-style-name="Untitled1" style:base-cell-address="'DIM aligned to ALS14'.H40"/>
    </style:style>
    <style:style style:name="ce35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I44] - ['DIM aligned to ALS14'.$D44]) &gt; 0.2)" style:apply-style-name="Untitled1" style:base-cell-address="'DIM aligned to ALS14'.H44"/>
    </style:style>
    <style:style style:name="ce358" style:family="table-cell" style:parent-style-name="Default" style:data-style-name="N2">
      <style:table-cell-properties fo:background-color="#ffcc00"/>
      <style:map style:condition="is-true-formula(ABS(['DIM aligned to ALS14'.I44] - ['DIM aligned to ALS14'.$D44]) &gt; 0.2)" style:apply-style-name="Untitled1" style:base-cell-address="'DIM aligned to ALS14'.H44"/>
    </style:style>
    <style:style style:name="ce359" style:family="table-cell" style:parent-style-name="Default" style:data-style-name="N2">
      <style:table-cell-properties fo:background-color="#ffdd54"/>
      <style:map style:condition="is-true-formula(ABS(['DIM aligned to ALS14'.I48] - ['DIM aligned to ALS14'.$D48]) &gt; 0.2)" style:apply-style-name="Untitled1" style:base-cell-address="'DIM aligned to ALS14'.H48"/>
    </style:style>
    <style:style style:name="ce36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4] - ['DIM aligned to ALS14'.$D4]) &gt; 0.2)" style:apply-style-name="Untitled1" style:base-cell-address="'DIM aligned to ALS14'.H4"/>
    </style:style>
    <style:style style:name="ce36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4] - ['DIM aligned to ALS14'.$D4]) &gt; 0.2)" style:apply-style-name="Untitled1" style:base-cell-address="'DIM aligned to ALS14'.H4"/>
    </style:style>
    <style:style style:name="ce36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8] - ['DIM aligned to ALS14'.$D8]) &gt; 0.2)" style:apply-style-name="Untitled1" style:base-cell-address="'DIM aligned to ALS14'.H8"/>
    </style:style>
    <style:style style:name="ce36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12] - ['DIM aligned to ALS14'.$D12]) &gt; 0.2)" style:apply-style-name="Untitled1" style:base-cell-address="'DIM aligned to ALS14'.H12"/>
    </style:style>
    <style:style style:name="ce36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12] - ['DIM aligned to ALS14'.$D12]) &gt; 0.2)" style:apply-style-name="Untitled1" style:base-cell-address="'DIM aligned to ALS14'.H12"/>
    </style:style>
    <style:style style:name="ce36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16] - ['DIM aligned to ALS14'.$D16]) &gt; 0.2)" style:apply-style-name="Untitled1" style:base-cell-address="'DIM aligned to ALS14'.H16"/>
    </style:style>
    <style:style style:name="ce36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20] - ['DIM aligned to ALS14'.$D20]) &gt; 0.2)" style:apply-style-name="Untitled1" style:base-cell-address="'DIM aligned to ALS14'.H20"/>
    </style:style>
    <style:style style:name="ce36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20] - ['DIM aligned to ALS14'.$D20]) &gt; 0.2)" style:apply-style-name="Untitled1" style:base-cell-address="'DIM aligned to ALS14'.H20"/>
    </style:style>
    <style:style style:name="ce36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24] - ['DIM aligned to ALS14'.$D24]) &gt; 0.2)" style:apply-style-name="Untitled1" style:base-cell-address="'DIM aligned to ALS14'.H24"/>
    </style:style>
    <style:style style:name="ce36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28] - ['DIM aligned to ALS14'.$D28]) &gt; 0.2)" style:apply-style-name="Untitled1" style:base-cell-address="'DIM aligned to ALS14'.H28"/>
    </style:style>
    <style:style style:name="ce37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28] - ['DIM aligned to ALS14'.$D28]) &gt; 0.2)" style:apply-style-name="Untitled1" style:base-cell-address="'DIM aligned to ALS14'.H28"/>
    </style:style>
    <style:style style:name="ce37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32] - ['DIM aligned to ALS14'.$D32]) &gt; 0.2)" style:apply-style-name="Untitled1" style:base-cell-address="'DIM aligned to ALS14'.H32"/>
    </style:style>
    <style:style style:name="ce37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36] - ['DIM aligned to ALS14'.$D36]) &gt; 0.2)" style:apply-style-name="Untitled1" style:base-cell-address="'DIM aligned to ALS14'.H36"/>
    </style:style>
    <style:style style:name="ce37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36] - ['DIM aligned to ALS14'.$D36]) &gt; 0.2)" style:apply-style-name="Untitled1" style:base-cell-address="'DIM aligned to ALS14'.H36"/>
    </style:style>
    <style:style style:name="ce37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40] - ['DIM aligned to ALS14'.$D40]) &gt; 0.2)" style:apply-style-name="Untitled1" style:base-cell-address="'DIM aligned to ALS14'.H40"/>
    </style:style>
    <style:style style:name="ce37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I44] - ['DIM aligned to ALS14'.$D44]) &gt; 0.2)" style:apply-style-name="Untitled1" style:base-cell-address="'DIM aligned to ALS14'.H44"/>
    </style:style>
    <style:style style:name="ce37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I44] - ['DIM aligned to ALS14'.$D44]) &gt; 0.2)" style:apply-style-name="Untitled1" style:base-cell-address="'DIM aligned to ALS14'.H44"/>
    </style:style>
    <style:style style:name="ce37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I48] - ['DIM aligned to ALS14'.$D48]) &gt; 0.2)" style:apply-style-name="Untitled1" style:base-cell-address="'DIM aligned to ALS14'.H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5" table:default-cell-style-name="ce89"/>
        <table:table-column table:style-name="co6" table:number-columns-repeated="2" table:default-cell-style-name="ce8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Dist-Pruning-ICP</text:p>
          </table:table-cell>
          <table:table-cell table:style-name="ce85" office:value-type="string" calcext:value-type="string" table:number-columns-spanned="1" table:number-rows-spanned="2">
            <text:p>distance_consensus-NOOUTLIER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NOSIGMA_pruning-icp_translations</text:p>
          </table:table-cell>
          <table:table-cell table:number-columns-repeated="7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number-columns-repeated="3" table:style-name="ce8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199409" calcext:value-type="float">
            <text:p>-0.04199409</text:p>
          </table:table-cell>
          <table:table-cell table:style-name="ce21" office:value-type="float" office:value="0.09864286" calcext:value-type="float">
            <text:p>0.09864286</text:p>
          </table:table-cell>
          <table:table-cell table:style-name="ce43" office:value-type="float" office:value="0" calcext:value-type="float">
            <text:p>0.00</text:p>
          </table:table-cell>
          <table:table-cell table:style-name="ce65" office:value-type="float" office:value="-0.00229617" calcext:value-type="float">
            <text:p>0.00</text:p>
          </table:table-cell>
          <table:table-cell table:style-name="ce87" office:value-type="float" office:value="-0.06360672" calcext:value-type="float">
            <text:p>-0.06</text:p>
          </table:table-cell>
          <table:table-cell table:style-name="ce87" office:value-type="float" office:value="0.00666604" calcext:value-type="float">
            <text:p>0.01</text:p>
          </table:table-cell>
          <table:table-cell table:style-name="ce87" office:value-type="float" office:value="-0.01303371" calcext:value-type="float">
            <text:p>-0.01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444504" calcext:value-type="float">
            <text:p>0.04444504</text:p>
          </table:table-cell>
          <table:table-cell table:style-name="ce22" office:value-type="float" office:value="0.03564401" calcext:value-type="float">
            <text:p>0.03564401</text:p>
          </table:table-cell>
          <table:table-cell table:style-name="ce44" office:value-type="float" office:value="0.15" calcext:value-type="float">
            <text:p>0.15</text:p>
          </table:table-cell>
          <table:table-cell table:style-name="ce66" office:value-type="float" office:value="-0.00431591" calcext:value-type="float">
            <text:p>0.00</text:p>
          </table:table-cell>
          <table:table-cell table:style-name="ce88" office:value-type="float" office:value="-0.08312516" calcext:value-type="float">
            <text:p>-0.08</text:p>
          </table:table-cell>
          <table:table-cell table:style-name="ce88" office:value-type="float" office:value="0.00702765" calcext:value-type="float">
            <text:p>0.01</text:p>
          </table:table-cell>
          <table:table-cell table:style-name="ce88" office:value-type="float" office:value="-0.00672405" calcext:value-type="float">
            <text:p>-0.01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750374" calcext:value-type="float">
            <text:p>0.01750374</text:p>
          </table:table-cell>
          <table:table-cell table:style-name="ce22" office:value-type="float" office:value="-0.23459308" calcext:value-type="float">
            <text:p>-0.23459308</text:p>
          </table:table-cell>
          <table:table-cell table:style-name="ce44" office:value-type="float" office:value="0" calcext:value-type="float">
            <text:p>0.00</text:p>
          </table:table-cell>
          <table:table-cell table:style-name="ce66" office:value-type="float" office:value="0.01335259" calcext:value-type="float">
            <text:p>0.01</text:p>
          </table:table-cell>
          <table:table-cell table:style-name="ce88" office:value-type="float" office:value="-0.01630433" calcext:value-type="float">
            <text:p>-0.02</text:p>
          </table:table-cell>
          <table:table-cell table:style-name="ce88" office:value-type="float" office:value="0.01274644" calcext:value-type="float">
            <text:p>0.01</text:p>
          </table:table-cell>
          <table:table-cell table:style-name="ce88" office:value-type="float" office:value="-0.03009526" calcext:value-type="float">
            <text:p>-0.03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42418353" calcext:value-type="float">
            <text:p>0.42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24" office:value-type="float" office:value="0.12792622" calcext:value-type="float">
            <text:p>0.12792622</text:p>
          </table:table-cell>
          <table:table-cell table:style-name="ce46" office:value-type="float" office:value="0" calcext:value-type="float">
            <text:p>0.00</text:p>
          </table:table-cell>
          <table:table-cell table:style-name="ce68" office:value-type="float" office:value="0.03150363" calcext:value-type="float">
            <text:p>0.03</text:p>
          </table:table-cell>
          <table:table-cell table:style-name="ce90" office:value-type="float" office:value="0.11376481" calcext:value-type="float">
            <text:p>0.11</text:p>
          </table:table-cell>
          <table:table-cell table:style-name="ce90" office:value-type="float" office:value="0.03101625" calcext:value-type="float">
            <text:p>0.03</text:p>
          </table:table-cell>
          <table:table-cell table:style-name="ce90" office:value-type="float" office:value="0.02008798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24" office:value-type="float" office:value="-0.24462657" calcext:value-type="float">
            <text:p>-0.24462657</text:p>
          </table:table-cell>
          <table:table-cell table:style-name="ce46" office:value-type="float" office:value="0" calcext:value-type="float">
            <text:p>0.00</text:p>
          </table:table-cell>
          <table:table-cell table:style-name="ce68" office:value-type="float" office:value="-0.07849464" calcext:value-type="float">
            <text:p>-0.08</text:p>
          </table:table-cell>
          <table:table-cell table:style-name="ce90" office:value-type="float" office:value="-0.81224842" calcext:value-type="float">
            <text:p>-0.81</text:p>
          </table:table-cell>
          <table:table-cell table:style-name="ce90" office:value-type="float" office:value="-0.03873712" calcext:value-type="float">
            <text:p>-0.04</text:p>
          </table:table-cell>
          <table:table-cell table:style-name="ce90" office:value-type="float" office:value="-0.01058928" calcext:value-type="float">
            <text:p>-0.01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24" office:value-type="float" office:value="-0.14004812" calcext:value-type="float">
            <text:p>-0.14004812</text:p>
          </table:table-cell>
          <table:table-cell table:style-name="ce46" office:value-type="float" office:value="-0.15" calcext:value-type="float">
            <text:p>-0.15</text:p>
          </table:table-cell>
          <table:table-cell table:style-name="ce68" office:value-type="float" office:value="0.15147922" calcext:value-type="float">
            <text:p>0.15</text:p>
          </table:table-cell>
          <table:table-cell table:style-name="ce90" office:value-type="float" office:value="0.1168622" calcext:value-type="float">
            <text:p>0.12</text:p>
          </table:table-cell>
          <table:table-cell table:style-name="ce90" office:value-type="float" office:value="0.1516034" calcext:value-type="float">
            <text:p>0.15</text:p>
          </table:table-cell>
          <table:table-cell table:style-name="ce90" office:value-type="float" office:value="0.0655292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0.63470302" calcext:value-type="float">
            <text:p>0.63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578804" calcext:value-type="float">
            <text:p>0.05788040</text:p>
          </table:table-cell>
          <table:table-cell table:style-name="ce26" office:value-type="float" office:value="-0.01512663" calcext:value-type="float">
            <text:p>-0.01512663</text:p>
          </table:table-cell>
          <table:table-cell table:style-name="ce48" office:value-type="float" office:value="0" calcext:value-type="float">
            <text:p>0.00</text:p>
          </table:table-cell>
          <table:table-cell table:style-name="ce70" office:value-type="float" office:value="0.03096253" calcext:value-type="float">
            <text:p>0.03</text:p>
          </table:table-cell>
          <table:table-cell table:style-name="ce92" office:value-type="float" office:value="0.12073511" calcext:value-type="float">
            <text:p>0.12</text:p>
          </table:table-cell>
          <table:table-cell table:style-name="ce92" office:value-type="float" office:value="0.03183252" calcext:value-type="float">
            <text:p>0.03</text:p>
          </table:table-cell>
          <table:table-cell table:style-name="ce92" office:value-type="float" office:value="0.00977943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698181" calcext:value-type="float">
            <text:p>0.04698181</text:p>
          </table:table-cell>
          <table:table-cell table:style-name="ce27" office:value-type="float" office:value="0.11508806" calcext:value-type="float">
            <text:p>0.11508806</text:p>
          </table:table-cell>
          <table:table-cell table:style-name="ce49" office:value-type="float" office:value="0.15" calcext:value-type="float">
            <text:p>0.15</text:p>
          </table:table-cell>
          <table:table-cell table:style-name="ce71" office:value-type="float" office:value="0.02829891" calcext:value-type="float">
            <text:p>0.03</text:p>
          </table:table-cell>
          <table:table-cell table:style-name="ce93" office:value-type="float" office:value="-0.03791932" calcext:value-type="float">
            <text:p>-0.04</text:p>
          </table:table-cell>
          <table:table-cell table:style-name="ce93" office:value-type="float" office:value="0.02179541" calcext:value-type="float">
            <text:p>0.02</text:p>
          </table:table-cell>
          <table:table-cell table:style-name="ce93" office:value-type="float" office:value="0.01349626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528549" calcext:value-type="float">
            <text:p>-0.01528549</text:p>
          </table:table-cell>
          <table:table-cell table:style-name="ce27" office:value-type="float" office:value="-0.09307337" calcext:value-type="float">
            <text:p>-0.09307337</text:p>
          </table:table-cell>
          <table:table-cell table:style-name="ce49" office:value-type="float" office:value="-0.15" calcext:value-type="float">
            <text:p>-0.15</text:p>
          </table:table-cell>
          <table:table-cell table:style-name="ce71" office:value-type="float" office:value="0.14339677" calcext:value-type="float">
            <text:p>0.14</text:p>
          </table:table-cell>
          <table:table-cell table:style-name="ce93" office:value-type="float" office:value="0.14312039" calcext:value-type="float">
            <text:p>0.14</text:p>
          </table:table-cell>
          <table:table-cell table:style-name="ce93" office:value-type="float" office:value="0.1428305" calcext:value-type="float">
            <text:p>0.14</text:p>
          </table:table-cell>
          <table:table-cell table:style-name="ce93" office:value-type="float" office:value="0.09692526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76114712" calcext:value-type="float">
            <text:p>0.76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28" office:value-type="float" office:value="-0.02999802" calcext:value-type="float">
            <text:p>-0.02999802</text:p>
          </table:table-cell>
          <table:table-cell table:style-name="ce50" office:value-type="float" office:value="0" calcext:value-type="float">
            <text:p>0.00</text:p>
          </table:table-cell>
          <table:table-cell table:style-name="ce72" office:value-type="float" office:value="-0.11991131" calcext:value-type="float">
            <text:p>-0.12</text:p>
          </table:table-cell>
          <table:table-cell table:style-name="ce94" office:value-type="float" office:value="0.0130567" calcext:value-type="float">
            <text:p>0.01</text:p>
          </table:table-cell>
          <table:table-cell table:style-name="ce94" office:value-type="float" office:value="-0.00274384" calcext:value-type="float">
            <text:p>0.00</text:p>
          </table:table-cell>
          <table:table-cell table:style-name="ce94" office:value-type="float" office:value="0.00350888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28" office:value-type="float" office:value="0.00536467" calcext:value-type="float">
            <text:p>0.00536467</text:p>
          </table:table-cell>
          <table:table-cell table:style-name="ce50" office:value-type="float" office:value="0" calcext:value-type="float">
            <text:p>0.00</text:p>
          </table:table-cell>
          <table:table-cell table:style-name="ce72" office:value-type="float" office:value="0.02710423" calcext:value-type="float">
            <text:p>0.03</text:p>
          </table:table-cell>
          <table:table-cell table:style-name="ce94" office:value-type="float" office:value="0.00551052" calcext:value-type="float">
            <text:p>0.01</text:p>
          </table:table-cell>
          <table:table-cell table:style-name="ce94" office:value-type="float" office:value="0.00081725" calcext:value-type="float">
            <text:p>0.00</text:p>
          </table:table-cell>
          <table:table-cell table:style-name="ce94" office:value-type="float" office:value="0.00113932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28" office:value-type="float" office:value="-0.14919334" calcext:value-type="float">
            <text:p>-0.14919334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0.00085335" calcext:value-type="float">
            <text:p>0.00</text:p>
          </table:table-cell>
          <table:table-cell table:style-name="ce94" office:value-type="float" office:value="0.00106181" calcext:value-type="float">
            <text:p>0.00</text:p>
          </table:table-cell>
          <table:table-cell table:style-name="ce94" office:value-type="float" office:value="0.00122523" calcext:value-type="float">
            <text:p>0.00</text:p>
          </table:table-cell>
          <table:table-cell table:style-name="ce94" office:value-type="float" office:value="0.00142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25" table:formula="of:=MAX(0.00000851; 0.00000106; 0.00000002)" office:value-type="float" office:value="0.00000851" calcext:value-type="float">
            <text:p>0.00000851</text:p>
          </table:table-cell>
          <table:table-cell table:style-name="ce47" office:value-type="float" office:value="0.99944567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29" office:value-type="float" office:value="-2.25365287" calcext:value-type="float">
            <text:p>-2.25365287</text:p>
          </table:table-cell>
          <table:table-cell table:style-name="ce51" office:value-type="float" office:value="-0.45" calcext:value-type="float">
            <text:p>-0.45</text:p>
          </table:table-cell>
          <table:table-cell table:style-name="ce73" office:value-type="float" office:value="-0.05767392" calcext:value-type="float">
            <text:p>-0.06</text:p>
          </table:table-cell>
          <table:table-cell table:style-name="ce95" office:value-type="float" office:value="5.71422404" calcext:value-type="float">
            <text:p>5.71</text:p>
          </table:table-cell>
          <table:table-cell table:style-name="ce95" office:value-type="float" office:value="0.00414079" calcext:value-type="float">
            <text:p>0.00</text:p>
          </table:table-cell>
          <table:table-cell table:style-name="ce95" office:value-type="float" office:value="-0.0026998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3.36473759" calcext:value-type="float">
            <text:p>-3.36473759</text:p>
          </table:table-cell>
          <table:table-cell table:style-name="ce52" office:value-type="float" office:value="-0.6" calcext:value-type="float">
            <text:p>-0.60</text:p>
          </table:table-cell>
          <table:table-cell table:style-name="ce74" office:value-type="float" office:value="0.00977299" calcext:value-type="float">
            <text:p>0.01</text:p>
          </table:table-cell>
          <table:table-cell table:style-name="ce96" office:value-type="float" office:value="-7.69201553" calcext:value-type="float">
            <text:p>-7.69</text:p>
          </table:table-cell>
          <table:table-cell table:style-name="ce96" office:value-type="float" office:value="-0.00114584" calcext:value-type="float">
            <text:p>0.00</text:p>
          </table:table-cell>
          <table:table-cell table:style-name="ce96" office:value-type="float" office:value="-0.00281514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0.11304421" calcext:value-type="float">
            <text:p>-0.11304421</text:p>
          </table:table-cell>
          <table:table-cell table:style-name="ce52" office:value-type="float" office:value="-0.45" calcext:value-type="float">
            <text:p>-0.45</text:p>
          </table:table-cell>
          <table:table-cell table:style-name="ce74" office:value-type="float" office:value="0.07428803" calcext:value-type="float">
            <text:p>0.07</text:p>
          </table:table-cell>
          <table:table-cell table:style-name="ce96" office:value-type="float" office:value="1.07148532" calcext:value-type="float">
            <text:p>1.07</text:p>
          </table:table-cell>
          <table:table-cell table:style-name="ce96" office:value-type="float" office:value="0.05655329" calcext:value-type="float">
            <text:p>0.06</text:p>
          </table:table-cell>
          <table:table-cell table:style-name="ce96" office:value-type="float" office:value="0.00371021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5714423" calcext:value-type="float">
            <text:p>0.06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1" office:value-type="float" office:value="-0.05861624" calcext:value-type="float">
            <text:p>-0.05861624</text:p>
          </table:table-cell>
          <table:table-cell table:style-name="ce53" office:value-type="float" office:value="-0.3" calcext:value-type="float">
            <text:p>-0.30</text:p>
          </table:table-cell>
          <table:table-cell table:style-name="ce75" office:value-type="float" office:value="-0.00738037" calcext:value-type="float">
            <text:p>-0.01</text:p>
          </table:table-cell>
          <table:table-cell table:style-name="ce97" office:value-type="float" office:value="0.1084039" calcext:value-type="float">
            <text:p>0.11</text:p>
          </table:table-cell>
          <table:table-cell table:style-name="ce97" office:value-type="float" office:value="-0.00313025" calcext:value-type="float">
            <text:p>0.00</text:p>
          </table:table-cell>
          <table:table-cell table:style-name="ce97" office:value-type="float" office:value="0.00781584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1" office:value-type="float" office:value="-0.19376078" calcext:value-type="float">
            <text:p>-0.19376078</text:p>
          </table:table-cell>
          <table:table-cell table:style-name="ce53" office:value-type="float" office:value="0" calcext:value-type="float">
            <text:p>0.00</text:p>
          </table:table-cell>
          <table:table-cell table:style-name="ce75" office:value-type="float" office:value="0.00483662" calcext:value-type="float">
            <text:p>0.00</text:p>
          </table:table-cell>
          <table:table-cell table:style-name="ce97" office:value-type="float" office:value="-0.10927868" calcext:value-type="float">
            <text:p>-0.11</text:p>
          </table:table-cell>
          <table:table-cell table:style-name="ce97" office:value-type="float" office:value="0.00853582" calcext:value-type="float">
            <text:p>0.01</text:p>
          </table:table-cell>
          <table:table-cell table:style-name="ce97" office:value-type="float" office:value="-0.00005031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1" office:value-type="float" office:value="-0.137575" calcext:value-type="float">
            <text:p>-0.13757500</text:p>
          </table:table-cell>
          <table:table-cell table:style-name="ce53" office:value-type="float" office:value="-0.15" calcext:value-type="float">
            <text:p>-0.15</text:p>
          </table:table-cell>
          <table:table-cell table:style-name="ce75" office:value-type="float" office:value="0.07358509" calcext:value-type="float">
            <text:p>0.07</text:p>
          </table:table-cell>
          <table:table-cell table:style-name="ce97" office:value-type="float" office:value="0.06702537" calcext:value-type="float">
            <text:p>0.07</text:p>
          </table:table-cell>
          <table:table-cell table:style-name="ce97" office:value-type="float" office:value="0.07372244" calcext:value-type="float">
            <text:p>0.07</text:p>
          </table:table-cell>
          <table:table-cell table:style-name="ce97" office:value-type="float" office:value="0.06116582" calcext:value-type="float">
            <text:p>0.06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25" table:formula="of:=MAX(0.0001353;  0.00003464;  0.00000002)" office:value-type="float" office:value="0.0001353" calcext:value-type="float">
            <text:p>0.00013530</text:p>
          </table:table-cell>
          <table:table-cell table:style-name="ce47" office:value-type="float" office:value="0.68464827" calcext:value-type="float">
            <text:p>0.68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2311707" calcext:value-type="float">
            <text:p>0.02311707</text:p>
          </table:table-cell>
          <table:table-cell table:style-name="ce32" office:value-type="float" office:value="-1.0437288" calcext:value-type="float">
            <text:p>-1.04372880</text:p>
          </table:table-cell>
          <table:table-cell table:style-name="ce54" office:value-type="float" office:value="-0.15" calcext:value-type="float">
            <text:p>-0.15</text:p>
          </table:table-cell>
          <table:table-cell table:style-name="ce76" office:value-type="float" office:value="-0.02021181" calcext:value-type="float">
            <text:p>-0.02</text:p>
          </table:table-cell>
          <table:table-cell table:style-name="ce98" office:value-type="float" office:value="0.47536269" calcext:value-type="float">
            <text:p>0.48</text:p>
          </table:table-cell>
          <table:table-cell table:style-name="ce98" office:value-type="float" office:value="-0.01271635" calcext:value-type="float">
            <text:p>-0.01</text:p>
          </table:table-cell>
          <table:table-cell table:style-name="ce98" office:value-type="float" office:value="-0.03595411" calcext:value-type="float">
            <text:p>-0.04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819778" calcext:value-type="float">
            <text:p>0.00819778</text:p>
          </table:table-cell>
          <table:table-cell table:style-name="ce33" office:value-type="float" office:value="0.35911112" calcext:value-type="float">
            <text:p>0.35911112</text:p>
          </table:table-cell>
          <table:table-cell table:style-name="ce55" office:value-type="float" office:value="-0.15" calcext:value-type="float">
            <text:p>-0.15</text:p>
          </table:table-cell>
          <table:table-cell table:style-name="ce77" office:value-type="float" office:value="0.02152837" calcext:value-type="float">
            <text:p>0.02</text:p>
          </table:table-cell>
          <table:table-cell table:style-name="ce99" office:value-type="float" office:value="0.69479792" calcext:value-type="float">
            <text:p>0.69</text:p>
          </table:table-cell>
          <table:table-cell table:style-name="ce99" office:value-type="float" office:value="0.01988329" calcext:value-type="float">
            <text:p>0.02</text:p>
          </table:table-cell>
          <table:table-cell table:style-name="ce99" office:value-type="float" office:value="0.00968459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312923" calcext:value-type="float">
            <text:p>0.01312923</text:p>
          </table:table-cell>
          <table:table-cell table:style-name="ce33" office:value-type="float" office:value="-0.13534037" calcext:value-type="float">
            <text:p>-0.13534037</text:p>
          </table:table-cell>
          <table:table-cell table:style-name="ce55" office:value-type="float" office:value="0" calcext:value-type="float">
            <text:p>0.00</text:p>
          </table:table-cell>
          <table:table-cell table:style-name="ce77" office:value-type="float" office:value="-0.00435778" calcext:value-type="float">
            <text:p>0.00</text:p>
          </table:table-cell>
          <table:table-cell table:style-name="ce99" office:value-type="float" office:value="-0.01944023" calcext:value-type="float">
            <text:p>-0.02</text:p>
          </table:table-cell>
          <table:table-cell table:style-name="ce99" office:value-type="float" office:value="-0.00369877" calcext:value-type="float">
            <text:p>0.00</text:p>
          </table:table-cell>
          <table:table-cell table:style-name="ce99" office:value-type="float" office:value="-0.01569964" calcext:value-type="float">
            <text:p>-0.02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80380909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4" office:value-type="float" office:value="0.01669736" calcext:value-type="float">
            <text:p>0.01669736</text:p>
          </table:table-cell>
          <table:table-cell table:style-name="ce56" office:value-type="float" office:value="0" calcext:value-type="float">
            <text:p>0.00</text:p>
          </table:table-cell>
          <table:table-cell table:style-name="ce78" office:value-type="float" office:value="-0.00296619" calcext:value-type="float">
            <text:p>0.00</text:p>
          </table:table-cell>
          <table:table-cell table:style-name="ce100" office:value-type="float" office:value="0.00318609" calcext:value-type="float">
            <text:p>0.00</text:p>
          </table:table-cell>
          <table:table-cell table:style-name="ce100" office:value-type="float" office:value="-0.01270672" calcext:value-type="float">
            <text:p>-0.01</text:p>
          </table:table-cell>
          <table:table-cell table:style-name="ce100" office:value-type="float" office:value="0.01509383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4" office:value-type="float" office:value="-0.00830808" calcext:value-type="float">
            <text:p>-0.00830808</text:p>
          </table:table-cell>
          <table:table-cell table:style-name="ce56" office:value-type="float" office:value="-0.15" calcext:value-type="float">
            <text:p>-0.15</text:p>
          </table:table-cell>
          <table:table-cell table:style-name="ce78" office:value-type="float" office:value="0.00490196" calcext:value-type="float">
            <text:p>0.00</text:p>
          </table:table-cell>
          <table:table-cell table:style-name="ce100" office:value-type="float" office:value="0.13959051" calcext:value-type="float">
            <text:p>0.14</text:p>
          </table:table-cell>
          <table:table-cell table:style-name="ce100" office:value-type="float" office:value="0.12490723" calcext:value-type="float">
            <text:p>0.12</text:p>
          </table:table-cell>
          <table:table-cell table:style-name="ce100" office:value-type="float" office:value="0.07890796" calcext:value-type="float">
            <text:p>0.08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4" office:value-type="float" office:value="0.03436319" calcext:value-type="float">
            <text:p>0.03436319</text:p>
          </table:table-cell>
          <table:table-cell table:style-name="ce56" office:value-type="float" office:value="0" calcext:value-type="float">
            <text:p>0.00</text:p>
          </table:table-cell>
          <table:table-cell table:style-name="ce78" office:value-type="float" office:value="0.02733605" calcext:value-type="float">
            <text:p>0.03</text:p>
          </table:table-cell>
          <table:table-cell table:style-name="ce100" office:value-type="float" office:value="0.02601766" calcext:value-type="float">
            <text:p>0.03</text:p>
          </table:table-cell>
          <table:table-cell table:style-name="ce100" office:value-type="float" office:value="0.02646346" calcext:value-type="float">
            <text:p>0.03</text:p>
          </table:table-cell>
          <table:table-cell table:style-name="ce100" office:value-type="float" office:value="0.02815402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0.89319579" calcext:value-type="float">
            <text:p>0.89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0502396" calcext:value-type="float">
            <text:p>-0.00502396</text:p>
          </table:table-cell>
          <table:table-cell table:style-name="ce35" office:value-type="float" office:value="-0.08984794" calcext:value-type="float">
            <text:p>-0.08984794</text:p>
          </table:table-cell>
          <table:table-cell table:style-name="ce57" office:value-type="float" office:value="0" calcext:value-type="float">
            <text:p>0.00</text:p>
          </table:table-cell>
          <table:table-cell table:style-name="ce79" office:value-type="float" office:value="-0.01513305" calcext:value-type="float">
            <text:p>-0.02</text:p>
          </table:table-cell>
          <table:table-cell table:style-name="ce101" office:value-type="float" office:value="-0.12466998" calcext:value-type="float">
            <text:p>-0.12</text:p>
          </table:table-cell>
          <table:table-cell table:style-name="ce101" office:value-type="float" office:value="-0.02897388" calcext:value-type="float">
            <text:p>-0.03</text:p>
          </table:table-cell>
          <table:table-cell table:style-name="ce101" office:value-type="float" office:value="-0.02763546" calcext:value-type="float">
            <text:p>-0.03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120544" calcext:value-type="float">
            <text:p>0.00120544</text:p>
          </table:table-cell>
          <table:table-cell table:style-name="ce36" office:value-type="float" office:value="0.17435764" calcext:value-type="float">
            <text:p>0.17435764</text:p>
          </table:table-cell>
          <table:table-cell table:style-name="ce58" office:value-type="float" office:value="0.15" calcext:value-type="float">
            <text:p>0.15</text:p>
          </table:table-cell>
          <table:table-cell table:style-name="ce80" office:value-type="float" office:value="-0.00310172" calcext:value-type="float">
            <text:p>0.00</text:p>
          </table:table-cell>
          <table:table-cell table:style-name="ce102" office:value-type="float" office:value="0.00413279" calcext:value-type="float">
            <text:p>0.00</text:p>
          </table:table-cell>
          <table:table-cell table:style-name="ce102" office:value-type="float" office:value="0.0003127" calcext:value-type="float">
            <text:p>0.00</text:p>
          </table:table-cell>
          <table:table-cell table:style-name="ce102" office:value-type="float" office:value="0.02112535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315659" calcext:value-type="float">
            <text:p>0.08315659</text:p>
          </table:table-cell>
          <table:table-cell table:style-name="ce36" office:value-type="float" office:value="0.01461246" calcext:value-type="float">
            <text:p>0.01461246</text:p>
          </table:table-cell>
          <table:table-cell table:style-name="ce58" office:value-type="float" office:value="0" calcext:value-type="float">
            <text:p>0.00</text:p>
          </table:table-cell>
          <table:table-cell table:style-name="ce80" office:value-type="float" office:value="0.01860258" calcext:value-type="float">
            <text:p>0.02</text:p>
          </table:table-cell>
          <table:table-cell table:style-name="ce102" office:value-type="float" office:value="0.018929" calcext:value-type="float">
            <text:p>0.02</text:p>
          </table:table-cell>
          <table:table-cell table:style-name="ce102" office:value-type="float" office:value="0.01851681" calcext:value-type="float">
            <text:p>0.02</text:p>
          </table:table-cell>
          <table:table-cell table:style-name="ce102" office:value-type="float" office:value="0.01195073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85913177" calcext:value-type="float">
            <text:p>0.86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7" office:value-type="float" office:value="-0.04716166" calcext:value-type="float">
            <text:p>-0.04716166</text:p>
          </table:table-cell>
          <table:table-cell table:style-name="ce59" office:value-type="float" office:value="-0.15" calcext:value-type="float">
            <text:p>-0.15</text:p>
          </table:table-cell>
          <table:table-cell table:style-name="ce81" office:value-type="float" office:value="0.00686481" calcext:value-type="float">
            <text:p>0.01</text:p>
          </table:table-cell>
          <table:table-cell table:style-name="ce103" office:value-type="float" office:value="-0.24799115" calcext:value-type="float">
            <text:p>-0.25</text:p>
          </table:table-cell>
          <table:table-cell table:style-name="ce103" office:value-type="float" office:value="0.00628256" calcext:value-type="float">
            <text:p>0.01</text:p>
          </table:table-cell>
          <table:table-cell table:style-name="ce103" office:value-type="float" office:value="0.047066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7" table:formula="of:=-0.03807418 -0.03992708" office:value-type="float" office:value="-0.07800126" calcext:value-type="float">
            <text:p>-0.07800126</text:p>
          </table:table-cell>
          <table:table-cell table:style-name="ce59" office:value-type="float" office:value="0" calcext:value-type="float">
            <text:p>0.00</text:p>
          </table:table-cell>
          <table:table-cell table:style-name="ce81" office:value-type="float" office:value="-0.00408374" calcext:value-type="float">
            <text:p>0.00</text:p>
          </table:table-cell>
          <table:table-cell table:style-name="ce103" office:value-type="float" office:value="-0.07835024" calcext:value-type="float">
            <text:p>-0.08</text:p>
          </table:table-cell>
          <table:table-cell table:style-name="ce103" office:value-type="float" office:value="0.00030869" calcext:value-type="float">
            <text:p>0.00</text:p>
          </table:table-cell>
          <table:table-cell table:style-name="ce103" office:value-type="float" office:value="0.00390989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7" office:value-type="float" office:value="-0.03992708" calcext:value-type="float">
            <text:p>-0.03992708</text:p>
          </table:table-cell>
          <table:table-cell table:style-name="ce59" office:value-type="float" office:value="0" calcext:value-type="float">
            <text:p>0.00</text:p>
          </table:table-cell>
          <table:table-cell table:style-name="ce81" office:value-type="float" office:value="0.00118144" calcext:value-type="float">
            <text:p>0.00</text:p>
          </table:table-cell>
          <table:table-cell table:style-name="ce103" office:value-type="float" office:value="0.00397553" calcext:value-type="float">
            <text:p>0.00</text:p>
          </table:table-cell>
          <table:table-cell table:style-name="ce103" office:value-type="float" office:value="0.00065143" calcext:value-type="float">
            <text:p>0.00</text:p>
          </table:table-cell>
          <table:table-cell table:style-name="ce103" office:value-type="float" office:value="-0.00901568" calcext:value-type="float">
            <text:p>-0.01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0.8914591" calcext:value-type="float">
            <text:p>0.89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31462097" calcext:value-type="float">
            <text:p>0.31462097</text:p>
          </table:table-cell>
          <table:table-cell table:style-name="ce38" office:value-type="float" office:value="0.3589716" calcext:value-type="float">
            <text:p>0.35897160</text:p>
          </table:table-cell>
          <table:table-cell table:style-name="ce60" office:value-type="float" office:value="0.45" calcext:value-type="float">
            <text:p>0.45</text:p>
          </table:table-cell>
          <table:table-cell table:style-name="ce82" office:value-type="float" office:value="-0.00727442" calcext:value-type="float">
            <text:p>-0.01</text:p>
          </table:table-cell>
          <table:table-cell table:style-name="ce104" office:value-type="float" office:value="-0.18983697" calcext:value-type="float">
            <text:p>-0.19</text:p>
          </table:table-cell>
          <table:table-cell table:style-name="ce104" office:value-type="float" office:value="-0.0152064" calcext:value-type="float">
            <text:p>-0.02</text:p>
          </table:table-cell>
          <table:table-cell table:style-name="ce104" office:value-type="float" office:value="-0.01875404" calcext:value-type="float">
            <text:p>-0.02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929474" calcext:value-type="float">
            <text:p>-0.01929474</text:p>
          </table:table-cell>
          <table:table-cell table:style-name="ce39" office:value-type="float" office:value="0.01135238" calcext:value-type="float">
            <text:p>0.01135238</text:p>
          </table:table-cell>
          <table:table-cell table:style-name="ce61" office:value-type="float" office:value="0" calcext:value-type="float">
            <text:p>0.00</text:p>
          </table:table-cell>
          <table:table-cell table:style-name="ce83" office:value-type="float" office:value="-0.00530309" calcext:value-type="float">
            <text:p>-0.01</text:p>
          </table:table-cell>
          <table:table-cell table:style-name="ce105" office:value-type="float" office:value="0.14455594" calcext:value-type="float">
            <text:p>0.14</text:p>
          </table:table-cell>
          <table:table-cell table:style-name="ce105" office:value-type="float" office:value="-0.00939475" calcext:value-type="float">
            <text:p>-0.01</text:p>
          </table:table-cell>
          <table:table-cell table:style-name="ce105" office:value-type="float" office:value="0.00140424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3573704" calcext:value-type="float">
            <text:p>-0.03573704</text:p>
          </table:table-cell>
          <table:table-cell table:style-name="ce39" office:value-type="float" office:value="-0.10182163" calcext:value-type="float">
            <text:p>-0.10182163</text:p>
          </table:table-cell>
          <table:table-cell table:style-name="ce61" office:value-type="float" office:value="0" calcext:value-type="float">
            <text:p>0.00</text:p>
          </table:table-cell>
          <table:table-cell table:style-name="ce83" office:value-type="float" office:value="0.01851549" calcext:value-type="float">
            <text:p>0.02</text:p>
          </table:table-cell>
          <table:table-cell table:style-name="ce105" office:value-type="float" office:value="-0.10550086" calcext:value-type="float">
            <text:p>-0.11</text:p>
          </table:table-cell>
          <table:table-cell table:style-name="ce105" office:value-type="float" office:value="0.01914792" calcext:value-type="float">
            <text:p>0.02</text:p>
          </table:table-cell>
          <table:table-cell table:style-name="ce105" office:value-type="float" office:value="-0.01601168" calcext:value-type="float">
            <text:p>-0.02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67910357" calcext:value-type="float">
            <text:p>0.68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5511093" calcext:value-type="float">
            <text:p>0.05511093</text:p>
          </table:table-cell>
          <table:table-cell table:style-name="ce40" office:value-type="float" office:value="-0.174059" calcext:value-type="float">
            <text:p>-0.17405900</text:p>
          </table:table-cell>
          <table:table-cell table:style-name="ce62" office:value-type="float" office:value="0.15" calcext:value-type="float">
            <text:p>0.15</text:p>
          </table:table-cell>
          <table:table-cell table:style-name="ce84" office:value-type="float" office:value="0.04358124" calcext:value-type="float">
            <text:p>0.04</text:p>
          </table:table-cell>
          <table:table-cell table:style-name="ce106" office:value-type="float" office:value="0.73046688" calcext:value-type="float">
            <text:p>0.73</text:p>
          </table:table-cell>
          <table:table-cell table:style-name="ce106" office:value-type="float" office:value="0.05652188" calcext:value-type="float">
            <text:p>0.06</text:p>
          </table:table-cell>
          <table:table-cell table:style-name="ce106" office:value-type="float" office:value="0.00010959" calcext:value-type="float">
            <text:p>0.00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40" office:value-type="float" office:value="0.14075322" calcext:value-type="float">
            <text:p>0.14075322</text:p>
          </table:table-cell>
          <table:table-cell table:style-name="ce62" office:value-type="float" office:value="0" calcext:value-type="float">
            <text:p>0.00</text:p>
          </table:table-cell>
          <table:table-cell table:style-name="ce84" office:value-type="float" office:value="0.00759663" calcext:value-type="float">
            <text:p>0.01</text:p>
          </table:table-cell>
          <table:table-cell table:style-name="ce106" office:value-type="float" office:value="-0.13851857" calcext:value-type="float">
            <text:p>-0.14</text:p>
          </table:table-cell>
          <table:table-cell table:style-name="ce106" office:value-type="float" office:value="0.02320119" calcext:value-type="float">
            <text:p>0.02</text:p>
          </table:table-cell>
          <table:table-cell table:style-name="ce106" office:value-type="float" office:value="0.00913084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40" office:value-type="float" office:value="-0.16364951" calcext:value-type="float">
            <text:p>-0.16364951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84" office:value-type="float" office:value="0.13728938" calcext:value-type="float">
            <text:p>0.14</text:p>
          </table:table-cell>
          <table:table-cell table:style-name="ce106" office:value-type="float" office:value="0.12405049" calcext:value-type="float">
            <text:p>0.12</text:p>
          </table:table-cell>
          <table:table-cell table:style-name="ce106" office:value-type="float" office:value="0.13774836" calcext:value-type="float">
            <text:p>0.14</text:p>
          </table:table-cell>
          <table:table-cell table:style-name="ce106" office:value-type="float" office:value="0.08395829" calcext:value-type="float">
            <text:p>0.08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0381034" calcext:value-type="float">
            <text:p>0.0381034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0.61175725" calcext:value-type="float">
            <text:p>0.61</text:p>
          </table:table-cell>
          <table:table-cell table:style-name="ce69" office:value-type="float" office:value="0" calcext:value-type="float">
            <text:p>0.00</text:p>
          </table:table-cell>
          <table:table-cell table:number-columns-repeated="3" table:style-name="ce91" office:value-type="float" office:value="0" calcext:value-type="float">
            <text:p>0.00</text:p>
          </table:table-cell>
          <table:table-cell table:number-columns-repeated="7"/>
        </table:table-row>
        <calcext:conditional-formats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G4:'DIM aligned to ALS16'.J6">
            <calcext:condition calcext:apply-style-name="Untitled1" calcext:value="formula-is(ABS(['DIM aligned to ALS16'.H4] - ['DIM aligned to ALS16'.$D4]) &gt; 0.2)" calcext:base-cell-address="'DIM aligned to ALS16'.G4"/>
          </calcext:conditional-format>
          <calcext:conditional-format calcext:target-range-address="'DIM aligned to ALS16'.G8:'DIM aligned to ALS16'.J10">
            <calcext:condition calcext:apply-style-name="Untitled1" calcext:value="formula-is(ABS(['DIM aligned to ALS16'.H8] - ['DIM aligned to ALS16'.$D8]) &gt; 0.2)" calcext:base-cell-address="'DIM aligned to ALS16'.G8"/>
          </calcext:conditional-format>
          <calcext:conditional-format calcext:target-range-address="'DIM aligned to ALS16'.E4:'DIM aligned to ALS16'.J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J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2:'DIM aligned to ALS16'.J14">
            <calcext:condition calcext:apply-style-name="Untitled1" calcext:value="formula-is(ABS(['DIM aligned to ALS16'.H12] - ['DIM aligned to ALS16'.$D12]) &gt; 0.2)" calcext:base-cell-address="'DIM aligned to ALS16'.G12"/>
          </calcext:conditional-format>
          <calcext:conditional-format calcext:target-range-address="'DIM aligned to ALS16'.E12:'DIM aligned to ALS16'.J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G20:'DIM aligned to ALS16'.J22">
            <calcext:condition calcext:apply-style-name="Untitled1" calcext:value="formula-is(ABS(['DIM aligned to ALS16'.H20] - ['DIM aligned to ALS16'.$D20]) &gt; 0.2)" calcext:base-cell-address="'DIM aligned to ALS16'.G20"/>
          </calcext:conditional-format>
          <calcext:conditional-format calcext:target-range-address="'DIM aligned to ALS16'.E20:'DIM aligned to ALS16'.J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G28:'DIM aligned to ALS16'.J30">
            <calcext:condition calcext:apply-style-name="Untitled1" calcext:value="formula-is(ABS(['DIM aligned to ALS16'.H28] - ['DIM aligned to ALS16'.$D28]) &gt; 0.2)" calcext:base-cell-address="'DIM aligned to ALS16'.G28"/>
          </calcext:conditional-format>
          <calcext:conditional-format calcext:target-range-address="'DIM aligned to ALS16'.E28:'DIM aligned to ALS16'.J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G36:'DIM aligned to ALS16'.J38">
            <calcext:condition calcext:apply-style-name="Untitled1" calcext:value="formula-is(ABS(['DIM aligned to ALS16'.H36] - ['DIM aligned to ALS16'.$D36]) &gt; 0.2)" calcext:base-cell-address="'DIM aligned to ALS16'.G36"/>
          </calcext:conditional-format>
          <calcext:conditional-format calcext:target-range-address="'DIM aligned to ALS16'.E36:'DIM aligned to ALS16'.J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G44:'DIM aligned to ALS16'.J46">
            <calcext:condition calcext:apply-style-name="Untitled1" calcext:value="formula-is(ABS(['DIM aligned to ALS16'.H44] - ['DIM aligned to ALS16'.$D44]) &gt; 0.2)" calcext:base-cell-address="'DIM aligned to ALS16'.G44"/>
          </calcext:conditional-format>
          <calcext:conditional-format calcext:target-range-address="'DIM aligned to ALS16'.E44:'DIM aligned to ALS16'.J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16:'DIM aligned to ALS16'.J18">
            <calcext:condition calcext:apply-style-name="Untitled1" calcext:value="formula-is(ABS(['DIM aligned to ALS16'.H16] - ['DIM aligned to ALS16'.$D16]) &gt; 0.2)" calcext:base-cell-address="'DIM aligned to ALS16'.G16"/>
          </calcext:conditional-format>
          <calcext:conditional-format calcext:target-range-address="'DIM aligned to ALS16'.E16:'DIM aligned to ALS16'.J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G24:'DIM aligned to ALS16'.J26">
            <calcext:condition calcext:apply-style-name="Untitled1" calcext:value="formula-is(ABS(['DIM aligned to ALS16'.H24] - ['DIM aligned to ALS16'.$D24]) &gt; 0.2)" calcext:base-cell-address="'DIM aligned to ALS16'.G24"/>
          </calcext:conditional-format>
          <calcext:conditional-format calcext:target-range-address="'DIM aligned to ALS16'.E24:'DIM aligned to ALS16'.J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32:'DIM aligned to ALS16'.J34">
            <calcext:condition calcext:apply-style-name="Untitled1" calcext:value="formula-is(ABS(['DIM aligned to ALS16'.H32] - ['DIM aligned to ALS16'.$D32]) &gt; 0.2)" calcext:base-cell-address="'DIM aligned to ALS16'.G32"/>
          </calcext:conditional-format>
          <calcext:conditional-format calcext:target-range-address="'DIM aligned to ALS16'.E32:'DIM aligned to ALS16'.J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G40:'DIM aligned to ALS16'.J42">
            <calcext:condition calcext:apply-style-name="Untitled1" calcext:value="formula-is(ABS(['DIM aligned to ALS16'.H40] - ['DIM aligned to ALS16'.$D40]) &gt; 0.2)" calcext:base-cell-address="'DIM aligned to ALS16'.G40"/>
          </calcext:conditional-format>
          <calcext:conditional-format calcext:target-range-address="'DIM aligned to ALS16'.E40:'DIM aligned to ALS16'.J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G48:'DIM aligned to ALS16'.J50">
            <calcext:condition calcext:apply-style-name="Untitled1" calcext:value="formula-is(ABS(['DIM aligned to ALS16'.H48] - ['DIM aligned to ALS16'.$D48]) &gt; 0.2)" calcext:base-cell-address="'DIM aligned to ALS16'.G48"/>
          </calcext:conditional-format>
          <calcext:conditional-format calcext:target-range-address="'DIM aligned to ALS16'.E48:'DIM aligned to ALS16'.J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67"/>
        <table:table-column table:style-name="co9" table:default-cell-style-name="ce89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Dist-Pruning-ICP</text:p>
          </table:table-cell>
          <table:table-cell table:style-name="ce85" office:value-type="string" calcext:value-type="string" table:number-columns-spanned="1" table:number-rows-spanned="2">
            <text:p>old_regions_accumulator-no_outliers_pruning-icp_translations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64"/>
          <table:covered-table-cell table:style-name="ce8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7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8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8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3"/>
          <table:table-cell table:style-name="ce18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3"/>
          <table:table-cell table:style-name="ce18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3"/>
          <table:table-cell table:style-name="ce18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10" office:value-type="float" office:value="0.34429442" calcext:value-type="float">
            <text:p>0.34429442</text:p>
          </table:table-cell>
          <table:table-cell table:style-name="ce128" office:value-type="float" office:value="0" calcext:value-type="float">
            <text:p>0.00</text:p>
          </table:table-cell>
          <table:table-cell table:style-name="ce146" office:value-type="float" office:value="0.15" calcext:value-type="float">
            <text:p>0.15</text:p>
          </table:table-cell>
          <table:table-cell table:style-name="ce164"/>
          <table:table-cell table:style-name="ce182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11" office:value-type="float" office:value="-0.05473916" calcext:value-type="float">
            <text:p>-0.05473916</text:p>
          </table:table-cell>
          <table:table-cell table:style-name="ce129"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.00</text:p>
          </table:table-cell>
          <table:table-cell table:style-name="ce165"/>
          <table:table-cell table:style-name="ce183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11" office:value-type="float" office:value="-0.00426233" calcext:value-type="float">
            <text:p>-0.00426233</text:p>
          </table:table-cell>
          <table:table-cell table:style-name="ce129"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.00</text:p>
          </table:table-cell>
          <table:table-cell table:style-name="ce165"/>
          <table:table-cell table:style-name="ce183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office:value-type="float" office:value="219" calcext:value-type="float">
            <text:p>219.00</text:p>
          </table:table-cell>
          <table:table-cell office:value-type="float" office:value="0.91377824" calcext:value-type="float">
            <text:p>0.9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6"/>
          <table:table-cell table:style-name="ce18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6"/>
          <table:table-cell table:style-name="ce18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6"/>
          <table:table-cell table:style-name="ce184"/>
          <table:table-cell table:number-columns-repeated="2"/>
          <table:table-cell table:style-name="ce19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3"/>
          <table:table-cell table:style-name="ce131"/>
          <table:table-cell table:style-name="ce149"/>
          <table:table-cell table:style-name="ce167"/>
          <table:table-cell table:style-name="ce18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4"/>
          <table:table-cell table:style-name="ce132"/>
          <table:table-cell table:style-name="ce150"/>
          <table:table-cell table:style-name="ce168"/>
          <table:table-cell table:style-name="ce18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4"/>
          <table:table-cell table:style-name="ce132"/>
          <table:table-cell table:style-name="ce150"/>
          <table:table-cell table:style-name="ce168"/>
          <table:table-cell table:style-name="ce18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5"/>
          <table:table-cell table:style-name="ce133"/>
          <table:table-cell table:style-name="ce151"/>
          <table:table-cell table:style-name="ce169"/>
          <table:table-cell table:style-name="ce18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5"/>
          <table:table-cell table:style-name="ce133"/>
          <table:table-cell table:style-name="ce151"/>
          <table:table-cell table:style-name="ce169"/>
          <table:table-cell table:style-name="ce18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5"/>
          <table:table-cell table:style-name="ce133"/>
          <table:table-cell table:style-name="ce151"/>
          <table:table-cell table:style-name="ce169"/>
          <table:table-cell table:style-name="ce18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6"/>
          <table:table-cell table:style-name="ce134"/>
          <table:table-cell table:style-name="ce152"/>
          <table:table-cell table:style-name="ce170"/>
          <table:table-cell table:style-name="ce18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7"/>
          <table:table-cell table:style-name="ce135"/>
          <table:table-cell table:style-name="ce153"/>
          <table:table-cell table:style-name="ce171"/>
          <table:table-cell table:style-name="ce18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7"/>
          <table:table-cell table:style-name="ce135"/>
          <table:table-cell table:style-name="ce153"/>
          <table:table-cell table:style-name="ce171"/>
          <table:table-cell table:style-name="ce18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2"/>
          <table:table-cell table:style-name="ce1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2"/>
          <table:table-cell table:style-name="ce1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2"/>
          <table:table-cell table:style-name="ce1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9"/>
          <table:table-cell table:style-name="ce137"/>
          <table:table-cell table:style-name="ce155"/>
          <table:table-cell table:style-name="ce173"/>
          <table:table-cell table:style-name="ce191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0"/>
          <table:table-cell table:style-name="ce138"/>
          <table:table-cell table:style-name="ce156"/>
          <table:table-cell table:style-name="ce174"/>
          <table:table-cell table:style-name="ce19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0"/>
          <table:table-cell table:style-name="ce138"/>
          <table:table-cell table:style-name="ce156"/>
          <table:table-cell table:style-name="ce174"/>
          <table:table-cell table:style-name="ce19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5"/>
          <table:table-cell table:style-name="ce19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5"/>
          <table:table-cell table:style-name="ce19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5"/>
          <table:table-cell table:style-name="ce19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2"/>
          <table:table-cell table:style-name="ce140"/>
          <table:table-cell table:style-name="ce158"/>
          <table:table-cell table:style-name="ce176"/>
          <table:table-cell table:style-name="ce19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3"/>
          <table:table-cell table:style-name="ce141"/>
          <table:table-cell table:style-name="ce159"/>
          <table:table-cell table:style-name="ce177"/>
          <table:table-cell table:style-name="ce19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3"/>
          <table:table-cell table:style-name="ce141"/>
          <table:table-cell table:style-name="ce159"/>
          <table:table-cell table:style-name="ce177"/>
          <table:table-cell table:style-name="ce195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4"/>
          <table:table-cell table:style-name="ce142"/>
          <table:table-cell table:style-name="ce160"/>
          <table:table-cell table:style-name="ce178"/>
          <table:table-cell table:style-name="ce19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4"/>
          <table:table-cell table:style-name="ce142"/>
          <table:table-cell table:style-name="ce160"/>
          <table:table-cell table:style-name="ce178"/>
          <table:table-cell table:style-name="ce19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4"/>
          <table:table-cell table:style-name="ce142"/>
          <table:table-cell table:style-name="ce160"/>
          <table:table-cell table:style-name="ce178"/>
          <table:table-cell table:style-name="ce19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69"/>
          <table:table-cell table:style-name="ce91"/>
          <table:table-cell table:number-columns-repeated="3"/>
        </table:table-row>
        <calcext:conditional-formats>
          <calcext:conditional-format calcext:target-range-address="'ALS16 aligned to ALS16'.E4:'ALS16 aligned to ALS16'.E6">
            <calcext:condition calcext:apply-style-name="Untitled1" calcext:value="formula-is(ABS(['ALS16 aligned to ALS16'.E4] - ['ALS16 aligned to ALS16'.$D4]) &gt; 0.2)" calcext:base-cell-address="'ALS16 aligned to ALS16'.E4"/>
          </calcext:conditional-format>
          <calcext:conditional-format calcext:target-range-address="'ALS16 aligned to ALS16'.E8:'ALS16 aligned to ALS16'.E10">
            <calcext:condition calcext:apply-style-name="Untitled1" calcext:value="formula-is(ABS(['ALS16 aligned to ALS16'.E8] - ['ALS16 aligned to ALS16'.$D8]) &gt; 0.2)" calcext:base-cell-address="'ALS16 aligned to ALS16'.E8"/>
          </calcext:conditional-format>
          <calcext:conditional-format calcext:target-range-address="'ALS16 aligned to ALS16'.E20:'ALS16 aligned to ALS16'.E22">
            <calcext:condition calcext:apply-style-name="Untitled1" calcext:value="formula-is(ABS(['ALS16 aligned to ALS16'.E20] - ['ALS16 aligned to ALS16'.$D20]) &gt; 0.2)" calcext:base-cell-address="'ALS16 aligned to ALS16'.E20"/>
          </calcext:conditional-format>
          <calcext:conditional-format calcext:target-range-address="'ALS16 aligned to ALS16'.E28:'ALS16 aligned to ALS16'.E30">
            <calcext:condition calcext:apply-style-name="Untitled1" calcext:value="formula-is(ABS(['ALS16 aligned to ALS16'.E28] - ['ALS16 aligned to ALS16'.$D28]) &gt; 0.2)" calcext:base-cell-address="'ALS16 aligned to ALS16'.E28"/>
          </calcext:conditional-format>
          <calcext:conditional-format calcext:target-range-address="'ALS16 aligned to ALS16'.E36:'ALS16 aligned to ALS16'.E38">
            <calcext:condition calcext:apply-style-name="Untitled1" calcext:value="formula-is(ABS(['ALS16 aligned to ALS16'.E36] - ['ALS16 aligned to ALS16'.$D36]) &gt; 0.2)" calcext:base-cell-address="'ALS16 aligned to ALS16'.E36"/>
          </calcext:conditional-format>
          <calcext:conditional-format calcext:target-range-address="'ALS16 aligned to ALS16'.E44:'ALS16 aligned to ALS16'.E46">
            <calcext:condition calcext:apply-style-name="Untitled1" calcext:value="formula-is(ABS(['ALS16 aligned to ALS16'.E44] - ['ALS16 aligned to ALS16'.$D44]) &gt; 0.2)" calcext:base-cell-address="'ALS16 aligned to ALS16'.E44"/>
          </calcext:conditional-format>
          <calcext:conditional-format calcext:target-range-address="'ALS16 aligned to ALS16'.E12:'ALS16 aligned to ALS16'.E14">
            <calcext:condition calcext:apply-style-name="Untitled1" calcext:value="formula-is(ABS(['ALS16 aligned to ALS16'.E12] - ['ALS16 aligned to ALS16'.$D12]) &gt; 0.2)" calcext:base-cell-address="'ALS16 aligned to ALS16'.E12"/>
          </calcext:conditional-format>
          <calcext:conditional-format calcext:target-range-address="'ALS16 aligned to ALS16'.E16:'ALS16 aligned to ALS16'.E18">
            <calcext:condition calcext:apply-style-name="Untitled1" calcext:value="formula-is(ABS(['ALS16 aligned to ALS16'.E16] - ['ALS16 aligned to ALS16'.$D16]) &gt; 0.2)" calcext:base-cell-address="'ALS16 aligned to ALS16'.E16"/>
          </calcext:conditional-format>
          <calcext:conditional-format calcext:target-range-address="'ALS16 aligned to ALS16'.E24:'ALS16 aligned to ALS16'.E26">
            <calcext:condition calcext:apply-style-name="Untitled1" calcext:value="formula-is(ABS(['ALS16 aligned to ALS16'.E24] - ['ALS16 aligned to ALS16'.$D24]) &gt; 0.2)" calcext:base-cell-address="'ALS16 aligned to ALS16'.E24"/>
          </calcext:conditional-format>
          <calcext:conditional-format calcext:target-range-address="'ALS16 aligned to ALS16'.E32:'ALS16 aligned to ALS16'.E34">
            <calcext:condition calcext:apply-style-name="Untitled1" calcext:value="formula-is(ABS(['ALS16 aligned to ALS16'.E32] - ['ALS16 aligned to ALS16'.$D32]) &gt; 0.2)" calcext:base-cell-address="'ALS16 aligned to ALS16'.E32"/>
          </calcext:conditional-format>
          <calcext:conditional-format calcext:target-range-address="'ALS16 aligned to ALS16'.E40:'ALS16 aligned to ALS16'.E42">
            <calcext:condition calcext:apply-style-name="Untitled1" calcext:value="formula-is(ABS(['ALS16 aligned to ALS16'.E40] - ['ALS16 aligned to ALS16'.$D40]) &gt; 0.2)" calcext:base-cell-address="'ALS16 aligned to ALS16'.E40"/>
          </calcext:conditional-format>
          <calcext:conditional-format calcext:target-range-address="'ALS16 aligned to ALS16'.E48:'ALS16 aligned to ALS16'.E50">
            <calcext:condition calcext:apply-style-name="Untitled1" calcext:value="formula-is(ABS(['ALS16 aligned to ALS16'.E48] - ['ALS16 aligned to ALS16'.$D48]) &gt; 0.2)" calcext:base-cell-address="'ALS16 aligned to ALS16'.E48"/>
          </calcext:conditional-format>
          <calcext:conditional-format calcext:target-range-address="'ALS16 aligned to ALS16'.F4:'ALS16 aligned to ALS16'.F6">
            <calcext:condition calcext:apply-style-name="Untitled1" calcext:value="formula-is(ABS(['ALS16 aligned to ALS16'.F4] - ['ALS16 aligned to ALS16'.$D4]) &gt; 0.2)" calcext:base-cell-address="'ALS16 aligned to ALS16'.F4"/>
          </calcext:conditional-format>
          <calcext:conditional-format calcext:target-range-address="'ALS16 aligned to ALS16'.F8:'ALS16 aligned to ALS16'.F10">
            <calcext:condition calcext:apply-style-name="Untitled1" calcext:value="formula-is(ABS(['ALS16 aligned to ALS16'.F8] - ['ALS16 aligned to ALS16'.$D8]) &gt; 0.2)" calcext:base-cell-address="'ALS16 aligned to ALS16'.F8"/>
          </calcext:conditional-format>
          <calcext:conditional-format calcext:target-range-address="'ALS16 aligned to ALS16'.F20:'ALS16 aligned to ALS16'.F22">
            <calcext:condition calcext:apply-style-name="Untitled1" calcext:value="formula-is(ABS(['ALS16 aligned to ALS16'.F20] - ['ALS16 aligned to ALS16'.$D20]) &gt; 0.2)" calcext:base-cell-address="'ALS16 aligned to ALS16'.F20"/>
          </calcext:conditional-format>
          <calcext:conditional-format calcext:target-range-address="'ALS16 aligned to ALS16'.F36:'ALS16 aligned to ALS16'.F38">
            <calcext:condition calcext:apply-style-name="Untitled1" calcext:value="formula-is(ABS(['ALS16 aligned to ALS16'.F36] - ['ALS16 aligned to ALS16'.$D36]) &gt; 0.2)" calcext:base-cell-address="'ALS16 aligned to ALS16'.F36"/>
          </calcext:conditional-format>
          <calcext:conditional-format calcext:target-range-address="'ALS16 aligned to ALS16'.F12:'ALS16 aligned to ALS16'.F14">
            <calcext:condition calcext:apply-style-name="Untitled1" calcext:value="formula-is(ABS(['ALS16 aligned to ALS16'.F12] - ['ALS16 aligned to ALS16'.$D12]) &gt; 0.2)" calcext:base-cell-address="'ALS16 aligned to ALS16'.F12"/>
          </calcext:conditional-format>
          <calcext:conditional-format calcext:target-range-address="'ALS16 aligned to ALS16'.F16:'ALS16 aligned to ALS16'.F18">
            <calcext:condition calcext:apply-style-name="Untitled1" calcext:value="formula-is(ABS(['ALS16 aligned to ALS16'.F16] - ['ALS16 aligned to ALS16'.$D16]) &gt; 0.2)" calcext:base-cell-address="'ALS16 aligned to ALS16'.F16"/>
          </calcext:conditional-format>
          <calcext:conditional-format calcext:target-range-address="'ALS16 aligned to ALS16'.F24:'ALS16 aligned to ALS16'.F26">
            <calcext:condition calcext:apply-style-name="Untitled1" calcext:value="formula-is(ABS(['ALS16 aligned to ALS16'.F24] - ['ALS16 aligned to ALS16'.$D24]) &gt; 0.2)" calcext:base-cell-address="'ALS16 aligned to ALS16'.F24"/>
          </calcext:conditional-format>
          <calcext:conditional-format calcext:target-range-address="'ALS16 aligned to ALS16'.F32:'ALS16 aligned to ALS16'.F34">
            <calcext:condition calcext:apply-style-name="Untitled1" calcext:value="formula-is(ABS(['ALS16 aligned to ALS16'.F32] - ['ALS16 aligned to ALS16'.$D32]) &gt; 0.2)" calcext:base-cell-address="'ALS16 aligned to ALS16'.F32"/>
          </calcext:conditional-format>
          <calcext:conditional-format calcext:target-range-address="'ALS16 aligned to ALS16'.F40:'ALS16 aligned to ALS16'.F42">
            <calcext:condition calcext:apply-style-name="Untitled1" calcext:value="formula-is(ABS(['ALS16 aligned to ALS16'.F40] - ['ALS16 aligned to ALS16'.$D40]) &gt; 0.2)" calcext:base-cell-address="'ALS16 aligned to ALS16'.F40"/>
          </calcext:conditional-format>
          <calcext:conditional-format calcext:target-range-address="'ALS16 aligned to ALS16'.F48:'ALS16 aligned to ALS16'.F50">
            <calcext:condition calcext:apply-style-name="Untitled1" calcext:value="formula-is(ABS(['ALS16 aligned to ALS16'.F48] - ['ALS16 aligned to ALS16'.$D48]) &gt; 0.2)" calcext:base-cell-address="'ALS16 aligned to ALS16'.F48"/>
          </calcext:conditional-format>
          <calcext:conditional-format calcext:target-range-address="'ALS16 aligned to ALS16'.F44:'ALS16 aligned to ALS16'.F46">
            <calcext:condition calcext:apply-style-name="Untitled1" calcext:value="formula-is(ABS(['ALS16 aligned to ALS16'.F44] - ['ALS16 aligned to ALS16'.$D44]) &gt; 0.2)" calcext:base-cell-address="'ALS16 aligned to ALS16'.F44"/>
          </calcext:conditional-format>
          <calcext:conditional-format calcext:target-range-address="'ALS16 aligned to ALS16'.F28:'ALS16 aligned to ALS16'.F30">
            <calcext:condition calcext:apply-style-name="Untitled1" calcext:value="formula-is(ABS(['ALS16 aligned to ALS16'.F28] - ['ALS16 aligned to ALS16'.$D28]) &gt; 0.2)" calcext:base-cell-address="'ALS16 aligned to ALS16'.F28"/>
          </calcext:conditional-format>
          <calcext:conditional-format calcext:target-range-address="'ALS16 aligned to ALS16'.G8:'ALS16 aligned to ALS16'.G10">
            <calcext:condition calcext:apply-style-name="Untitled1" calcext:value="formula-is(ABS(['ALS16 aligned to ALS16'.G8] - ['ALS16 aligned to ALS16'.$D8]) &gt; 0.2)" calcext:base-cell-address="'ALS16 aligned to ALS16'.G8"/>
          </calcext:conditional-format>
          <calcext:conditional-format calcext:target-range-address="'ALS16 aligned to ALS16'.G20:'ALS16 aligned to ALS16'.G22">
            <calcext:condition calcext:apply-style-name="Untitled1" calcext:value="formula-is(ABS(['ALS16 aligned to ALS16'.G20] - ['ALS16 aligned to ALS16'.$D20]) &gt; 0.2)" calcext:base-cell-address="'ALS16 aligned to ALS16'.G20"/>
          </calcext:conditional-format>
          <calcext:conditional-format calcext:target-range-address="'ALS16 aligned to ALS16'.G36:'ALS16 aligned to ALS16'.G38">
            <calcext:condition calcext:apply-style-name="Untitled1" calcext:value="formula-is(ABS(['ALS16 aligned to ALS16'.G36] - ['ALS16 aligned to ALS16'.$D36]) &gt; 0.2)" calcext:base-cell-address="'ALS16 aligned to ALS16'.G36"/>
          </calcext:conditional-format>
          <calcext:conditional-format calcext:target-range-address="'ALS16 aligned to ALS16'.G12:'ALS16 aligned to ALS16'.G14">
            <calcext:condition calcext:apply-style-name="Untitled1" calcext:value="formula-is(ABS(['ALS16 aligned to ALS16'.G12] - ['ALS16 aligned to ALS16'.$D12]) &gt; 0.2)" calcext:base-cell-address="'ALS16 aligned to ALS16'.G12"/>
          </calcext:conditional-format>
          <calcext:conditional-format calcext:target-range-address="'ALS16 aligned to ALS16'.G16:'ALS16 aligned to ALS16'.G18">
            <calcext:condition calcext:apply-style-name="Untitled1" calcext:value="formula-is(ABS(['ALS16 aligned to ALS16'.G16] - ['ALS16 aligned to ALS16'.$D16]) &gt; 0.2)" calcext:base-cell-address="'ALS16 aligned to ALS16'.G16"/>
          </calcext:conditional-format>
          <calcext:conditional-format calcext:target-range-address="'ALS16 aligned to ALS16'.G24:'ALS16 aligned to ALS16'.G26">
            <calcext:condition calcext:apply-style-name="Untitled1" calcext:value="formula-is(ABS(['ALS16 aligned to ALS16'.G24] - ['ALS16 aligned to ALS16'.$D24]) &gt; 0.2)" calcext:base-cell-address="'ALS16 aligned to ALS16'.G24"/>
          </calcext:conditional-format>
          <calcext:conditional-format calcext:target-range-address="'ALS16 aligned to ALS16'.G32:'ALS16 aligned to ALS16'.G34">
            <calcext:condition calcext:apply-style-name="Untitled1" calcext:value="formula-is(ABS(['ALS16 aligned to ALS16'.G32] - ['ALS16 aligned to ALS16'.$D32]) &gt; 0.2)" calcext:base-cell-address="'ALS16 aligned to ALS16'.G32"/>
          </calcext:conditional-format>
          <calcext:conditional-format calcext:target-range-address="'ALS16 aligned to ALS16'.G40:'ALS16 aligned to ALS16'.G42">
            <calcext:condition calcext:apply-style-name="Untitled1" calcext:value="formula-is(ABS(['ALS16 aligned to ALS16'.G40] - ['ALS16 aligned to ALS16'.$D40]) &gt; 0.2)" calcext:base-cell-address="'ALS16 aligned to ALS16'.G40"/>
          </calcext:conditional-format>
          <calcext:conditional-format calcext:target-range-address="'ALS16 aligned to ALS16'.G48:'ALS16 aligned to ALS16'.G50">
            <calcext:condition calcext:apply-style-name="Untitled1" calcext:value="formula-is(ABS(['ALS16 aligned to ALS16'.G48] - ['ALS16 aligned to ALS16'.$D48]) &gt; 0.2)" calcext:base-cell-address="'ALS16 aligned to ALS16'.G48"/>
          </calcext:conditional-format>
          <calcext:conditional-format calcext:target-range-address="'ALS16 aligned to ALS16'.G44:'ALS16 aligned to ALS16'.G46">
            <calcext:condition calcext:apply-style-name="Untitled1" calcext:value="formula-is(ABS(['ALS16 aligned to ALS16'.G44] - ['ALS16 aligned to ALS16'.$D44]) &gt; 0.2)" calcext:base-cell-address="'ALS16 aligned to ALS16'.G44"/>
          </calcext:conditional-format>
          <calcext:conditional-format calcext:target-range-address="'ALS16 aligned to ALS16'.G28:'ALS16 aligned to ALS16'.G30">
            <calcext:condition calcext:apply-style-name="Untitled1" calcext:value="formula-is(ABS(['ALS16 aligned to ALS16'.G28] - ['ALS16 aligned to ALS16'.$D28]) &gt; 0.2)" calcext:base-cell-address="'ALS16 aligned to ALS16'.G28"/>
          </calcext:conditional-format>
          <calcext:conditional-format calcext:target-range-address="'ALS16 aligned to ALS16'.G4:'ALS16 aligned to ALS16'.G6">
            <calcext:condition calcext:apply-style-name="Untitled1" calcext:value="formula-is(ABS(['ALS16 aligned to ALS16'.G4] - ['ALS16 aligned to ALS16'.$D4]) &gt; 0.2)" calcext:base-cell-address="'ALS16 aligned to ALS16'.G4"/>
          </calcext:conditional-format>
          <calcext:conditional-format calcext:target-range-address="'ALS16 aligned to ALS16'.H4:'ALS16 aligned to ALS16'.I6">
            <calcext:condition calcext:apply-style-name="Untitled1" calcext:value="formula-is(ABS(['ALS16 aligned to ALS16'.I4] - ['ALS16 aligned to ALS16'.$D4]) &gt; 0.2)" calcext:base-cell-address="'ALS16 aligned to ALS16'.H4"/>
          </calcext:conditional-format>
          <calcext:conditional-format calcext:target-range-address="'ALS16 aligned to ALS16'.H8:'ALS16 aligned to ALS16'.I10">
            <calcext:condition calcext:apply-style-name="Untitled1" calcext:value="formula-is(ABS(['ALS16 aligned to ALS16'.I8] - ['ALS16 aligned to ALS16'.$D8]) &gt; 0.2)" calcext:base-cell-address="'ALS16 aligned to ALS16'.H8"/>
          </calcext:conditional-format>
          <calcext:conditional-format calcext:target-range-address="'ALS16 aligned to ALS16'.H20:'ALS16 aligned to ALS16'.I22">
            <calcext:condition calcext:apply-style-name="Untitled1" calcext:value="formula-is(ABS(['ALS16 aligned to ALS16'.I20] - ['ALS16 aligned to ALS16'.$D20]) &gt; 0.2)" calcext:base-cell-address="'ALS16 aligned to ALS16'.H20"/>
          </calcext:conditional-format>
          <calcext:conditional-format calcext:target-range-address="'ALS16 aligned to ALS16'.H28:'ALS16 aligned to ALS16'.I30">
            <calcext:condition calcext:apply-style-name="Untitled1" calcext:value="formula-is(ABS(['ALS16 aligned to ALS16'.I28] - ['ALS16 aligned to ALS16'.$D28]) &gt; 0.2)" calcext:base-cell-address="'ALS16 aligned to ALS16'.H28"/>
          </calcext:conditional-format>
          <calcext:conditional-format calcext:target-range-address="'ALS16 aligned to ALS16'.H36:'ALS16 aligned to ALS16'.I38">
            <calcext:condition calcext:apply-style-name="Untitled1" calcext:value="formula-is(ABS(['ALS16 aligned to ALS16'.I36] - ['ALS16 aligned to ALS16'.$D36]) &gt; 0.2)" calcext:base-cell-address="'ALS16 aligned to ALS16'.H36"/>
          </calcext:conditional-format>
          <calcext:conditional-format calcext:target-range-address="'ALS16 aligned to ALS16'.H44:'ALS16 aligned to ALS16'.I46">
            <calcext:condition calcext:apply-style-name="Untitled1" calcext:value="formula-is(ABS(['ALS16 aligned to ALS16'.I44] - ['ALS16 aligned to ALS16'.$D44]) &gt; 0.2)" calcext:base-cell-address="'ALS16 aligned to ALS16'.H44"/>
          </calcext:conditional-format>
          <calcext:conditional-format calcext:target-range-address="'ALS16 aligned to ALS16'.H12:'ALS16 aligned to ALS16'.I14">
            <calcext:condition calcext:apply-style-name="Untitled1" calcext:value="formula-is(ABS(['ALS16 aligned to ALS16'.I12] - ['ALS16 aligned to ALS16'.$D12]) &gt; 0.2)" calcext:base-cell-address="'ALS16 aligned to ALS16'.H12"/>
          </calcext:conditional-format>
          <calcext:conditional-format calcext:target-range-address="'ALS16 aligned to ALS16'.H16:'ALS16 aligned to ALS16'.I18">
            <calcext:condition calcext:apply-style-name="Untitled1" calcext:value="formula-is(ABS(['ALS16 aligned to ALS16'.I16] - ['ALS16 aligned to ALS16'.$D16]) &gt; 0.2)" calcext:base-cell-address="'ALS16 aligned to ALS16'.H16"/>
          </calcext:conditional-format>
          <calcext:conditional-format calcext:target-range-address="'ALS16 aligned to ALS16'.H24:'ALS16 aligned to ALS16'.I26">
            <calcext:condition calcext:apply-style-name="Untitled1" calcext:value="formula-is(ABS(['ALS16 aligned to ALS16'.I24] - ['ALS16 aligned to ALS16'.$D24]) &gt; 0.2)" calcext:base-cell-address="'ALS16 aligned to ALS16'.H24"/>
          </calcext:conditional-format>
          <calcext:conditional-format calcext:target-range-address="'ALS16 aligned to ALS16'.H32:'ALS16 aligned to ALS16'.I34">
            <calcext:condition calcext:apply-style-name="Untitled1" calcext:value="formula-is(ABS(['ALS16 aligned to ALS16'.I32] - ['ALS16 aligned to ALS16'.$D32]) &gt; 0.2)" calcext:base-cell-address="'ALS16 aligned to ALS16'.H32"/>
          </calcext:conditional-format>
          <calcext:conditional-format calcext:target-range-address="'ALS16 aligned to ALS16'.H40:'ALS16 aligned to ALS16'.I42">
            <calcext:condition calcext:apply-style-name="Untitled1" calcext:value="formula-is(ABS(['ALS16 aligned to ALS16'.I40] - ['ALS16 aligned to ALS16'.$D40]) &gt; 0.2)" calcext:base-cell-address="'ALS16 aligned to ALS16'.H40"/>
          </calcext:conditional-format>
          <calcext:conditional-format calcext:target-range-address="'ALS16 aligned to ALS16'.H48:'ALS16 aligned to ALS16'.I50">
            <calcext:condition calcext:apply-style-name="Untitled1" calcext:value="formula-is(ABS(['ALS16 aligned to ALS16'.I48] - ['ALS16 aligned to ALS16'.$D48]) &gt; 0.2)" calcext:base-cell-address="'ALS16 aligned to ALS16'.H48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67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Dist-Pruning-ICP</text:p>
          </table:table-cell>
          <table:table-cell table:style-name="ce85" office:value-type="string" calcext:value-type="string" table:number-columns-spanned="1" table:number-rows-spanned="2">
            <text:p>distance_consensus-NOOUTLIER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NOSIGMA_pruning-icp_translation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64"/>
          <table:covered-table-cell table:number-columns-repeated="3" table:style-name="ce8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8"/>
          <table:table-cell table:style-name="ce216"/>
          <table:table-cell table:style-name="ce234"/>
          <table:table-cell table:style-name="ce252"/>
          <table:table-cell table:style-name="ce270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9"/>
          <table:table-cell table:style-name="ce217"/>
          <table:table-cell table:style-name="ce235"/>
          <table:table-cell table:style-name="ce253"/>
          <table:table-cell table:style-name="ce271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9"/>
          <table:table-cell table:style-name="ce217"/>
          <table:table-cell table:style-name="ce235"/>
          <table:table-cell table:style-name="ce253"/>
          <table:table-cell table:style-name="ce271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00"/>
          <table:table-cell table:style-name="ce218"/>
          <table:table-cell table:style-name="ce236"/>
          <table:table-cell table:style-name="ce254"/>
          <table:table-cell table:style-name="ce27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0"/>
          <table:table-cell table:style-name="ce218"/>
          <table:table-cell table:style-name="ce236"/>
          <table:table-cell table:style-name="ce254"/>
          <table:table-cell table:style-name="ce27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0"/>
          <table:table-cell table:style-name="ce218"/>
          <table:table-cell table:style-name="ce236"/>
          <table:table-cell table:style-name="ce254"/>
          <table:table-cell table:style-name="ce27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01" office:value-type="float" office:value="-8.11195657" calcext:value-type="float">
            <text:p>-8.11195657</text:p>
          </table:table-cell>
          <table:table-cell table:style-name="ce219" office:value-type="float" office:value="-0.3" calcext:value-type="float">
            <text:p>-0.30</text:p>
          </table:table-cell>
          <table:table-cell table:style-name="ce237" office:value-type="float" office:value="0" calcext:value-type="float">
            <text:p>0.00</text:p>
          </table:table-cell>
          <table:table-cell table:style-name="ce255" office:value-type="float" office:value="-0.05581036" calcext:value-type="float">
            <text:p>-0.06</text:p>
          </table:table-cell>
          <table:table-cell table:style-name="ce273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02" office:value-type="float" office:value="2.9271886" calcext:value-type="float">
            <text:p>2.92718860</text:p>
          </table:table-cell>
          <table:table-cell table:style-name="ce220" office:value-type="float" office:value="-0.75" calcext:value-type="float">
            <text:p>-0.75</text:p>
          </table:table-cell>
          <table:table-cell table:style-name="ce238" office:value-type="float" office:value="-0.15" calcext:value-type="float">
            <text:p>-0.15</text:p>
          </table:table-cell>
          <table:table-cell table:style-name="ce256" office:value-type="float" office:value="-0.00689287" calcext:value-type="float">
            <text:p>-0.01</text:p>
          </table:table-cell>
          <table:table-cell table:style-name="ce274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02" office:value-type="float" office:value="-0.3169173" calcext:value-type="float">
            <text:p>-0.31691730</text:p>
          </table:table-cell>
          <table:table-cell table:style-name="ce220" office:value-type="float" office:value="0" calcext:value-type="float">
            <text:p>0.00</text:p>
          </table:table-cell>
          <table:table-cell table:style-name="ce238" office:value-type="float" office:value="0" calcext:value-type="float">
            <text:p>0.00</text:p>
          </table:table-cell>
          <table:table-cell table:style-name="ce256" office:value-type="float" office:value="0.00831272" calcext:value-type="float">
            <text:p>0.01</text:p>
          </table:table-cell>
          <table:table-cell table:style-name="ce274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41" calcext:value-type="float">
            <text:p>41.00</text:p>
          </table:table-cell>
          <table:table-cell office:value-type="float" office:value="0.7220896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03"/>
          <table:table-cell table:style-name="ce221"/>
          <table:table-cell table:style-name="ce239"/>
          <table:table-cell table:style-name="ce257"/>
          <table:table-cell table:style-name="ce27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3"/>
          <table:table-cell table:style-name="ce221"/>
          <table:table-cell table:style-name="ce239"/>
          <table:table-cell table:style-name="ce257"/>
          <table:table-cell table:style-name="ce27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3"/>
          <table:table-cell table:style-name="ce221"/>
          <table:table-cell table:style-name="ce239"/>
          <table:table-cell table:style-name="ce257"/>
          <table:table-cell table:style-name="ce27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04"/>
          <table:table-cell table:style-name="ce222"/>
          <table:table-cell table:style-name="ce240"/>
          <table:table-cell table:style-name="ce258"/>
          <table:table-cell table:style-name="ce276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05"/>
          <table:table-cell table:style-name="ce223"/>
          <table:table-cell table:style-name="ce241"/>
          <table:table-cell table:style-name="ce259"/>
          <table:table-cell table:style-name="ce277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05"/>
          <table:table-cell table:style-name="ce223"/>
          <table:table-cell table:style-name="ce241"/>
          <table:table-cell table:style-name="ce259"/>
          <table:table-cell table:style-name="ce277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06" office:value-type="float" office:value="-0.01119095" calcext:value-type="float">
            <text:p>-0.01119095</text:p>
          </table:table-cell>
          <table:table-cell table:style-name="ce224" office:value-type="float" office:value="0.15" calcext:value-type="float">
            <text:p>0.15</text:p>
          </table:table-cell>
          <table:table-cell table:style-name="ce242" office:value-type="float" office:value="0" calcext:value-type="float">
            <text:p>0.00</text:p>
          </table:table-cell>
          <table:table-cell table:style-name="ce260" office:value-type="float" office:value="-0.00153999" calcext:value-type="float">
            <text:p>0.00</text:p>
          </table:table-cell>
          <table:table-cell table:style-name="ce278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06" office:value-type="float" office:value="-0.18303436" calcext:value-type="float">
            <text:p>-0.18303436</text:p>
          </table:table-cell>
          <table:table-cell table:style-name="ce224" office:value-type="float" office:value="-0.15" calcext:value-type="float">
            <text:p>-0.15</text:p>
          </table:table-cell>
          <table:table-cell table:style-name="ce242" office:value-type="float" office:value="-0.15" calcext:value-type="float">
            <text:p>-0.15</text:p>
          </table:table-cell>
          <table:table-cell table:style-name="ce260" office:value-type="float" office:value="0.00327062" calcext:value-type="float">
            <text:p>0.00</text:p>
          </table:table-cell>
          <table:table-cell table:style-name="ce278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06" office:value-type="float" office:value="0.80700484" calcext:value-type="float">
            <text:p>0.80700484</text:p>
          </table:table-cell>
          <table:table-cell table:style-name="ce224" office:value-type="float" office:value="0" calcext:value-type="float">
            <text:p>0.00</text:p>
          </table:table-cell>
          <table:table-cell table:style-name="ce242" office:value-type="float" office:value="0" calcext:value-type="float">
            <text:p>0.00</text:p>
          </table:table-cell>
          <table:table-cell table:style-name="ce260" office:value-type="float" office:value="0.06923422" calcext:value-type="float">
            <text:p>0.07</text:p>
          </table:table-cell>
          <table:table-cell table:style-name="ce278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table:formula="of:=MAX(0.00002504; 0.00000002; 0.00000003)" office:value-type="float" office:value="0.00002504" calcext:value-type="float">
            <text:p>0.00002504</text:p>
          </table:table-cell>
          <table:table-cell table:style-name="ce47" office:value-type="float" office:value="18" calcext:value-type="float">
            <text:p>18.00</text:p>
          </table:table-cell>
          <table:table-cell table:style-name="ce47" office:value-type="float" office:value="0.39492821" calcext:value-type="float">
            <text:p>0.39</text:p>
          </table:table-cell>
          <table:table-cell table:style-name="ce69" office:value-type="float" office:value="0" calcext:value-type="float">
            <text:p>0.00</text:p>
          </table:table-cell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07"/>
          <table:table-cell table:style-name="ce225"/>
          <table:table-cell table:style-name="ce243"/>
          <table:table-cell table:style-name="ce261"/>
          <table:table-cell table:style-name="ce279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08"/>
          <table:table-cell table:style-name="ce226"/>
          <table:table-cell table:style-name="ce244"/>
          <table:table-cell table:style-name="ce262"/>
          <table:table-cell table:style-name="ce280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08"/>
          <table:table-cell table:style-name="ce226"/>
          <table:table-cell table:style-name="ce244"/>
          <table:table-cell table:style-name="ce262"/>
          <table:table-cell table:style-name="ce280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09"/>
          <table:table-cell table:style-name="ce227"/>
          <table:table-cell table:style-name="ce245"/>
          <table:table-cell table:style-name="ce263"/>
          <table:table-cell table:style-name="ce28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9"/>
          <table:table-cell table:style-name="ce227"/>
          <table:table-cell table:style-name="ce245"/>
          <table:table-cell table:style-name="ce263"/>
          <table:table-cell table:style-name="ce28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9"/>
          <table:table-cell table:style-name="ce227"/>
          <table:table-cell table:style-name="ce245"/>
          <table:table-cell table:style-name="ce263"/>
          <table:table-cell table:style-name="ce28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10"/>
          <table:table-cell table:style-name="ce228"/>
          <table:table-cell table:style-name="ce246"/>
          <table:table-cell table:style-name="ce264"/>
          <table:table-cell table:style-name="ce282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11"/>
          <table:table-cell table:style-name="ce229"/>
          <table:table-cell table:style-name="ce247"/>
          <table:table-cell table:style-name="ce265"/>
          <table:table-cell table:style-name="ce283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11"/>
          <table:table-cell table:style-name="ce229"/>
          <table:table-cell table:style-name="ce247"/>
          <table:table-cell table:style-name="ce265"/>
          <table:table-cell table:style-name="ce283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12"/>
          <table:table-cell table:style-name="ce230"/>
          <table:table-cell table:style-name="ce248"/>
          <table:table-cell table:style-name="ce266"/>
          <table:table-cell table:style-name="ce28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12"/>
          <table:table-cell table:style-name="ce230"/>
          <table:table-cell table:style-name="ce248"/>
          <table:table-cell table:style-name="ce266"/>
          <table:table-cell table:style-name="ce28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12"/>
          <table:table-cell table:style-name="ce230"/>
          <table:table-cell table:style-name="ce248"/>
          <table:table-cell table:style-name="ce266"/>
          <table:table-cell table:style-name="ce28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13"/>
          <table:table-cell table:style-name="ce231"/>
          <table:table-cell table:style-name="ce249"/>
          <table:table-cell table:style-name="ce267"/>
          <table:table-cell table:style-name="ce285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14"/>
          <table:table-cell table:style-name="ce232"/>
          <table:table-cell table:style-name="ce250"/>
          <table:table-cell table:style-name="ce268"/>
          <table:table-cell table:style-name="ce286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14"/>
          <table:table-cell table:style-name="ce232"/>
          <table:table-cell table:style-name="ce250"/>
          <table:table-cell table:style-name="ce268"/>
          <table:table-cell table:style-name="ce286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15"/>
          <table:table-cell table:style-name="ce233"/>
          <table:table-cell table:style-name="ce251"/>
          <table:table-cell table:style-name="ce269"/>
          <table:table-cell table:style-name="ce28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15"/>
          <table:table-cell table:style-name="ce233"/>
          <table:table-cell table:style-name="ce251"/>
          <table:table-cell table:style-name="ce269"/>
          <table:table-cell table:style-name="ce28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15"/>
          <table:table-cell table:style-name="ce233"/>
          <table:table-cell table:style-name="ce251"/>
          <table:table-cell table:style-name="ce269"/>
          <table:table-cell table:style-name="ce28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calcext:conditional-formats>
          <calcext:conditional-format calcext:target-range-address="'ALS16 aligned to ALS14'.E4:'ALS16 aligned to ALS14'.E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E16:'ALS16 aligned to ALS14'.E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E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50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G8:'ALS16 aligned to ALS14'.G10">
            <calcext:condition calcext:apply-style-name="Untitled1" calcext:value="formula-is(ABS(['ALS16 aligned to ALS14'.G8] - ['ALS16 aligned to ALS14'.$D8]) &gt; 0.2)" calcext:base-cell-address="'ALS16 aligned to ALS14'.G8"/>
          </calcext:conditional-format>
          <calcext:conditional-format calcext:target-range-address="'ALS16 aligned to ALS14'.G20:'ALS16 aligned to ALS14'.G22">
            <calcext:condition calcext:apply-style-name="Untitled1" calcext:value="formula-is(ABS(['ALS16 aligned to ALS14'.G20] - ['ALS16 aligned to ALS14'.$D20]) &gt; 0.2)" calcext:base-cell-address="'ALS16 aligned to ALS14'.G20"/>
          </calcext:conditional-format>
          <calcext:conditional-format calcext:target-range-address="'ALS16 aligned to ALS14'.G36:'ALS16 aligned to ALS14'.G38">
            <calcext:condition calcext:apply-style-name="Untitled1" calcext:value="formula-is(ABS(['ALS16 aligned to ALS14'.G36] - ['ALS16 aligned to ALS14'.$D36]) &gt; 0.2)" calcext:base-cell-address="'ALS16 aligned to ALS14'.G36"/>
          </calcext:conditional-format>
          <calcext:conditional-format calcext:target-range-address="'ALS16 aligned to ALS14'.G12:'ALS16 aligned to ALS14'.G14">
            <calcext:condition calcext:apply-style-name="Untitled1" calcext:value="formula-is(ABS(['ALS16 aligned to ALS14'.G12] - ['ALS16 aligned to ALS14'.$D12]) &gt; 0.2)" calcext:base-cell-address="'ALS16 aligned to ALS14'.G12"/>
          </calcext:conditional-format>
          <calcext:conditional-format calcext:target-range-address="'ALS16 aligned to ALS14'.G16:'ALS16 aligned to ALS14'.G18">
            <calcext:condition calcext:apply-style-name="Untitled1" calcext:value="formula-is(ABS(['ALS16 aligned to ALS14'.G16] - ['ALS16 aligned to ALS14'.$D16]) &gt; 0.2)" calcext:base-cell-address="'ALS16 aligned to ALS14'.G16"/>
          </calcext:conditional-format>
          <calcext:conditional-format calcext:target-range-address="'ALS16 aligned to ALS14'.G24:'ALS16 aligned to ALS14'.G26">
            <calcext:condition calcext:apply-style-name="Untitled1" calcext:value="formula-is(ABS(['ALS16 aligned to ALS14'.G24] - ['ALS16 aligned to ALS14'.$D24]) &gt; 0.2)" calcext:base-cell-address="'ALS16 aligned to ALS14'.G24"/>
          </calcext:conditional-format>
          <calcext:conditional-format calcext:target-range-address="'ALS16 aligned to ALS14'.G32:'ALS16 aligned to ALS14'.G34">
            <calcext:condition calcext:apply-style-name="Untitled1" calcext:value="formula-is(ABS(['ALS16 aligned to ALS14'.G32] - ['ALS16 aligned to ALS14'.$D32]) &gt; 0.2)" calcext:base-cell-address="'ALS16 aligned to ALS14'.G32"/>
          </calcext:conditional-format>
          <calcext:conditional-format calcext:target-range-address="'ALS16 aligned to ALS14'.G40:'ALS16 aligned to ALS14'.G42">
            <calcext:condition calcext:apply-style-name="Untitled1" calcext:value="formula-is(ABS(['ALS16 aligned to ALS14'.G40] - ['ALS16 aligned to ALS14'.$D40]) &gt; 0.2)" calcext:base-cell-address="'ALS16 aligned to ALS14'.G40"/>
          </calcext:conditional-format>
          <calcext:conditional-format calcext:target-range-address="'ALS16 aligned to ALS14'.G48:'ALS16 aligned to ALS14'.G50">
            <calcext:condition calcext:apply-style-name="Untitled1" calcext:value="formula-is(ABS(['ALS16 aligned to ALS14'.G48] - ['ALS16 aligned to ALS14'.$D48]) &gt; 0.2)" calcext:base-cell-address="'ALS16 aligned to ALS14'.G48"/>
          </calcext:conditional-format>
          <calcext:conditional-format calcext:target-range-address="'ALS16 aligned to ALS14'.G44:'ALS16 aligned to ALS14'.G46">
            <calcext:condition calcext:apply-style-name="Untitled1" calcext:value="formula-is(ABS(['ALS16 aligned to ALS14'.G44] - ['ALS16 aligned to ALS14'.$D44]) &gt; 0.2)" calcext:base-cell-address="'ALS16 aligned to ALS14'.G44"/>
          </calcext:conditional-format>
          <calcext:conditional-format calcext:target-range-address="'ALS16 aligned to ALS14'.G28:'ALS16 aligned to ALS14'.G30">
            <calcext:condition calcext:apply-style-name="Untitled1" calcext:value="formula-is(ABS(['ALS16 aligned to ALS14'.G28] - ['ALS16 aligned to ALS14'.$D28]) &gt; 0.2)" calcext:base-cell-address="'ALS16 aligned to ALS14'.G28"/>
          </calcext:conditional-format>
          <calcext:conditional-format calcext:target-range-address="'ALS16 aligned to ALS14'.G4:'ALS16 aligned to ALS14'.G6">
            <calcext:condition calcext:apply-style-name="Untitled1" calcext:value="formula-is(ABS(['ALS16 aligned to ALS14'.G4] - ['ALS16 aligned to ALS14'.$D4]) &gt; 0.2)" calcext:base-cell-address="'ALS16 aligned to ALS14'.G4"/>
          </calcext:conditional-format>
          <calcext:conditional-format calcext:target-range-address="'ALS16 aligned to ALS14'.H4:'ALS16 aligned to ALS14'.K6">
            <calcext:condition calcext:apply-style-name="Untitled1" calcext:value="formula-is(ABS(['ALS16 aligned to ALS14'.I4] - ['ALS16 aligned to ALS14'.$D4]) &gt; 0.2)" calcext:base-cell-address="'ALS16 aligned to ALS14'.H4"/>
          </calcext:conditional-format>
          <calcext:conditional-format calcext:target-range-address="'ALS16 aligned to ALS14'.H8:'ALS16 aligned to ALS14'.K10">
            <calcext:condition calcext:apply-style-name="Untitled1" calcext:value="formula-is(ABS(['ALS16 aligned to ALS14'.I8] - ['ALS16 aligned to ALS14'.$D8]) &gt; 0.2)" calcext:base-cell-address="'ALS16 aligned to ALS14'.H8"/>
          </calcext:conditional-format>
          <calcext:conditional-format calcext:target-range-address="'ALS16 aligned to ALS14'.H20:'ALS16 aligned to ALS14'.K22">
            <calcext:condition calcext:apply-style-name="Untitled1" calcext:value="formula-is(ABS(['ALS16 aligned to ALS14'.I20] - ['ALS16 aligned to ALS14'.$D20]) &gt; 0.2)" calcext:base-cell-address="'ALS16 aligned to ALS14'.H20"/>
          </calcext:conditional-format>
          <calcext:conditional-format calcext:target-range-address="'ALS16 aligned to ALS14'.H28:'ALS16 aligned to ALS14'.K30">
            <calcext:condition calcext:apply-style-name="Untitled1" calcext:value="formula-is(ABS(['ALS16 aligned to ALS14'.I28] - ['ALS16 aligned to ALS14'.$D28]) &gt; 0.2)" calcext:base-cell-address="'ALS16 aligned to ALS14'.H28"/>
          </calcext:conditional-format>
          <calcext:conditional-format calcext:target-range-address="'ALS16 aligned to ALS14'.H36:'ALS16 aligned to ALS14'.K38">
            <calcext:condition calcext:apply-style-name="Untitled1" calcext:value="formula-is(ABS(['ALS16 aligned to ALS14'.I36] - ['ALS16 aligned to ALS14'.$D36]) &gt; 0.2)" calcext:base-cell-address="'ALS16 aligned to ALS14'.H36"/>
          </calcext:conditional-format>
          <calcext:conditional-format calcext:target-range-address="'ALS16 aligned to ALS14'.H44:'ALS16 aligned to ALS14'.K46">
            <calcext:condition calcext:apply-style-name="Untitled1" calcext:value="formula-is(ABS(['ALS16 aligned to ALS14'.I44] - ['ALS16 aligned to ALS14'.$D44]) &gt; 0.2)" calcext:base-cell-address="'ALS16 aligned to ALS14'.H44"/>
          </calcext:conditional-format>
          <calcext:conditional-format calcext:target-range-address="'ALS16 aligned to ALS14'.H12:'ALS16 aligned to ALS14'.K14">
            <calcext:condition calcext:apply-style-name="Untitled1" calcext:value="formula-is(ABS(['ALS16 aligned to ALS14'.I12] - ['ALS16 aligned to ALS14'.$D12]) &gt; 0.2)" calcext:base-cell-address="'ALS16 aligned to ALS14'.H12"/>
          </calcext:conditional-format>
          <calcext:conditional-format calcext:target-range-address="'ALS16 aligned to ALS14'.H16:'ALS16 aligned to ALS14'.K18">
            <calcext:condition calcext:apply-style-name="Untitled1" calcext:value="formula-is(ABS(['ALS16 aligned to ALS14'.I16] - ['ALS16 aligned to ALS14'.$D16]) &gt; 0.2)" calcext:base-cell-address="'ALS16 aligned to ALS14'.H16"/>
          </calcext:conditional-format>
          <calcext:conditional-format calcext:target-range-address="'ALS16 aligned to ALS14'.H24:'ALS16 aligned to ALS14'.K26">
            <calcext:condition calcext:apply-style-name="Untitled1" calcext:value="formula-is(ABS(['ALS16 aligned to ALS14'.I24] - ['ALS16 aligned to ALS14'.$D24]) &gt; 0.2)" calcext:base-cell-address="'ALS16 aligned to ALS14'.H24"/>
          </calcext:conditional-format>
          <calcext:conditional-format calcext:target-range-address="'ALS16 aligned to ALS14'.H32:'ALS16 aligned to ALS14'.K34">
            <calcext:condition calcext:apply-style-name="Untitled1" calcext:value="formula-is(ABS(['ALS16 aligned to ALS14'.I32] - ['ALS16 aligned to ALS14'.$D32]) &gt; 0.2)" calcext:base-cell-address="'ALS16 aligned to ALS14'.H32"/>
          </calcext:conditional-format>
          <calcext:conditional-format calcext:target-range-address="'ALS16 aligned to ALS14'.H40:'ALS16 aligned to ALS14'.K42">
            <calcext:condition calcext:apply-style-name="Untitled1" calcext:value="formula-is(ABS(['ALS16 aligned to ALS14'.I40] - ['ALS16 aligned to ALS14'.$D40]) &gt; 0.2)" calcext:base-cell-address="'ALS16 aligned to ALS14'.H40"/>
          </calcext:conditional-format>
          <calcext:conditional-format calcext:target-range-address="'ALS16 aligned to ALS14'.H48:'ALS16 aligned to ALS14'.K50">
            <calcext:condition calcext:apply-style-name="Untitled1" calcext:value="formula-is(ABS(['ALS16 aligned to ALS14'.I48] - ['ALS16 aligned to ALS14'.$D48]) &gt; 0.2)" calcext:base-cell-address="'ALS16 aligned to ALS14'.H48"/>
          </calcext:conditional-format>
          <calcext:conditional-format calcext:target-range-address="'ALS16 aligned to ALS14'.E12:'ALS16 aligned to ALS14'.K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4:'ALS16 aligned to ALS14'.K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67"/>
        <table:table-column table:style-name="co13" table:default-cell-style-name="ce89"/>
        <table:table-column table:style-name="co14" table:number-columns-repeated="2" table:default-cell-style-name="ce89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Dist-Pruning-ICP</text:p>
          </table:table-cell>
          <table:table-cell table:style-name="ce85" office:value-type="string" calcext:value-type="string" table:number-columns-spanned="1" table:number-rows-spanned="2">
            <text:p>distance_consensus-NOOUTLIER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pruning-icp_translations</text:p>
          </table:table-cell>
          <table:table-cell table:style-name="ce85" office:value-type="string" calcext:value-type="string" table:number-columns-spanned="1" table:number-rows-spanned="2">
            <text:p>distance_consensus-NOANGLES_NOSIGMA_pruning-icp_translations</text:p>
          </table:table-cell>
          <table:table-cell table:number-columns-repeated="6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64"/>
          <table:covered-table-cell table:number-columns-repeated="3" table:style-name="ce8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88"/>
          <table:table-cell table:style-name="ce306"/>
          <table:table-cell table:style-name="ce324"/>
          <table:table-cell table:style-name="ce342"/>
          <table:table-cell table:style-name="ce360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89"/>
          <table:table-cell table:style-name="ce307"/>
          <table:table-cell table:style-name="ce325"/>
          <table:table-cell table:style-name="ce343"/>
          <table:table-cell table:style-name="ce361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89"/>
          <table:table-cell table:style-name="ce307"/>
          <table:table-cell table:style-name="ce325"/>
          <table:table-cell table:style-name="ce343"/>
          <table:table-cell table:style-name="ce361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90"/>
          <table:table-cell table:style-name="ce308"/>
          <table:table-cell table:style-name="ce326"/>
          <table:table-cell table:style-name="ce344"/>
          <table:table-cell table:style-name="ce36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0"/>
          <table:table-cell table:style-name="ce308"/>
          <table:table-cell table:style-name="ce326"/>
          <table:table-cell table:style-name="ce344"/>
          <table:table-cell table:style-name="ce36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0"/>
          <table:table-cell table:style-name="ce308"/>
          <table:table-cell table:style-name="ce326"/>
          <table:table-cell table:style-name="ce344"/>
          <table:table-cell table:style-name="ce362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91" office:value-type="float" office:value="-8.47712255" calcext:value-type="float">
            <text:p>-8.47712255</text:p>
          </table:table-cell>
          <table:table-cell table:style-name="ce309" office:value-type="float" office:value="-0.3" calcext:value-type="float">
            <text:p>-0.30</text:p>
          </table:table-cell>
          <table:table-cell table:style-name="ce327" office:value-type="float" office:value="0" calcext:value-type="float">
            <text:p>0.00</text:p>
          </table:table-cell>
          <table:table-cell table:style-name="ce345" office:value-type="float" office:value="-0.11314384" calcext:value-type="float">
            <text:p>-0.11</text:p>
          </table:table-cell>
          <table:table-cell table:style-name="ce363"/>
          <table:table-cell table:style-name="ce363" office:value-type="float" office:value="-0.0576253" calcext:value-type="float">
            <text:p>-0.06</text:p>
          </table:table-cell>
          <table:table-cell table:style-name="ce363" office:value-type="float" office:value="-0.02983034" calcext:value-type="float">
            <text:p>-0.03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92" office:value-type="float" office:value="1.58571202" calcext:value-type="float">
            <text:p>1.58571202</text:p>
          </table:table-cell>
          <table:table-cell table:style-name="ce310" office:value-type="float" office:value="0.45" calcext:value-type="float">
            <text:p>0.45</text:p>
          </table:table-cell>
          <table:table-cell table:style-name="ce328" office:value-type="float" office:value="0" calcext:value-type="float">
            <text:p>0.00</text:p>
          </table:table-cell>
          <table:table-cell table:style-name="ce346" office:value-type="float" office:value="0.00377435" calcext:value-type="float">
            <text:p>0.00</text:p>
          </table:table-cell>
          <table:table-cell table:style-name="ce364"/>
          <table:table-cell table:style-name="ce364" office:value-type="float" office:value="0.03528796" calcext:value-type="float">
            <text:p>0.04</text:p>
          </table:table-cell>
          <table:table-cell table:style-name="ce364" office:value-type="float" office:value="0.00433463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92" office:value-type="float" office:value="-0.61282978" calcext:value-type="float">
            <text:p>-0.61282978</text:p>
          </table:table-cell>
          <table:table-cell table:style-name="ce310" office:value-type="float" office:value="0" calcext:value-type="float">
            <text:p>0.00</text:p>
          </table:table-cell>
          <table:table-cell table:style-name="ce328" office:value-type="float" office:value="0" calcext:value-type="float">
            <text:p>0.00</text:p>
          </table:table-cell>
          <table:table-cell table:style-name="ce346" office:value-type="float" office:value="0.00209408" calcext:value-type="float">
            <text:p>0.00</text:p>
          </table:table-cell>
          <table:table-cell table:style-name="ce364"/>
          <table:table-cell table:style-name="ce364" office:value-type="float" office:value="0.00271204" calcext:value-type="float">
            <text:p>0.00</text:p>
          </table:table-cell>
          <table:table-cell table:style-name="ce364" office:value-type="float" office:value="-0.03164411" calcext:value-type="float">
            <text:p>-0.03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59" calcext:value-type="float">
            <text:p>59.00</text:p>
          </table:table-cell>
          <table:table-cell office:value-type="float" office:value="0.55643389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93"/>
          <table:table-cell table:style-name="ce311"/>
          <table:table-cell table:style-name="ce329"/>
          <table:table-cell table:style-name="ce347"/>
          <table:table-cell table:style-name="ce36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3"/>
          <table:table-cell table:style-name="ce311"/>
          <table:table-cell table:style-name="ce329"/>
          <table:table-cell table:style-name="ce347"/>
          <table:table-cell table:style-name="ce36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3"/>
          <table:table-cell table:style-name="ce311"/>
          <table:table-cell table:style-name="ce329"/>
          <table:table-cell table:style-name="ce347"/>
          <table:table-cell table:style-name="ce365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94"/>
          <table:table-cell table:style-name="ce312"/>
          <table:table-cell table:style-name="ce330"/>
          <table:table-cell table:style-name="ce348"/>
          <table:table-cell table:style-name="ce366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95"/>
          <table:table-cell table:style-name="ce313"/>
          <table:table-cell table:style-name="ce331"/>
          <table:table-cell table:style-name="ce349"/>
          <table:table-cell table:style-name="ce367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95"/>
          <table:table-cell table:style-name="ce313"/>
          <table:table-cell table:style-name="ce331"/>
          <table:table-cell table:style-name="ce349"/>
          <table:table-cell table:style-name="ce367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96" office:value-type="float" office:value="0.48469832" calcext:value-type="float">
            <text:p>0.48469832</text:p>
          </table:table-cell>
          <table:table-cell table:style-name="ce314" office:value-type="float" office:value="0.6" calcext:value-type="float">
            <text:p>0.60</text:p>
          </table:table-cell>
          <table:table-cell table:style-name="ce332" office:value-type="float" office:value="-0.15" calcext:value-type="float">
            <text:p>-0.15</text:p>
          </table:table-cell>
          <table:table-cell table:style-name="ce350" office:value-type="float" office:value="-0.00251866" calcext:value-type="float">
            <text:p>0.00</text:p>
          </table:table-cell>
          <table:table-cell table:style-name="ce368"/>
          <table:table-cell table:style-name="ce368" office:value-type="float" office:value="-0.00002162" calcext:value-type="float">
            <text:p>0.00</text:p>
          </table:table-cell>
          <table:table-cell table:style-name="ce368" office:value-type="float" office:value="0.00137678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96" office:value-type="float" office:value="-0.56654584" calcext:value-type="float">
            <text:p>-0.56654584</text:p>
          </table:table-cell>
          <table:table-cell table:style-name="ce314" office:value-type="float" office:value="0" calcext:value-type="float">
            <text:p>0.00</text:p>
          </table:table-cell>
          <table:table-cell table:style-name="ce332" office:value-type="float" office:value="0" calcext:value-type="float">
            <text:p>0.00</text:p>
          </table:table-cell>
          <table:table-cell table:style-name="ce350" office:value-type="float" office:value="-0.00527417" calcext:value-type="float">
            <text:p>-0.01</text:p>
          </table:table-cell>
          <table:table-cell table:style-name="ce368"/>
          <table:table-cell table:style-name="ce368" office:value-type="float" office:value="-0.00682168" calcext:value-type="float">
            <text:p>-0.01</text:p>
          </table:table-cell>
          <table:table-cell table:style-name="ce368" office:value-type="float" office:value="-0.00771146" calcext:value-type="float">
            <text:p>-0.01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96" office:value-type="float" office:value="0.66713481" calcext:value-type="float">
            <text:p>0.66713481</text:p>
          </table:table-cell>
          <table:table-cell table:style-name="ce314" office:value-type="float" office:value="0" calcext:value-type="float">
            <text:p>0.00</text:p>
          </table:table-cell>
          <table:table-cell table:style-name="ce332" office:value-type="float" office:value="0" calcext:value-type="float">
            <text:p>0.00</text:p>
          </table:table-cell>
          <table:table-cell table:style-name="ce350" office:value-type="float" office:value="0.04666887" calcext:value-type="float">
            <text:p>0.05</text:p>
          </table:table-cell>
          <table:table-cell table:style-name="ce368"/>
          <table:table-cell table:style-name="ce368" office:value-type="float" office:value="0.04613569" calcext:value-type="float">
            <text:p>0.05</text:p>
          </table:table-cell>
          <table:table-cell table:style-name="ce368" office:value-type="float" office:value="0.02865266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53" calcext:value-type="float">
            <text:p>53.00</text:p>
          </table:table-cell>
          <table:table-cell table:style-name="ce47" office:value-type="float" office:value="0.29536731" calcext:value-type="float">
            <text:p>0.30</text:p>
          </table:table-cell>
          <table:table-cell table:style-name="ce69" office:value-type="float" office:value="0" calcext:value-type="float">
            <text:p>0.00</text:p>
          </table:table-cell>
          <table:table-cell table:style-name="ce91"/>
          <table:table-cell table:number-columns-repeated="2" table:style-name="ce91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97"/>
          <table:table-cell table:style-name="ce315"/>
          <table:table-cell table:style-name="ce333"/>
          <table:table-cell table:style-name="ce351"/>
          <table:table-cell table:style-name="ce369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98"/>
          <table:table-cell table:style-name="ce316"/>
          <table:table-cell table:style-name="ce334"/>
          <table:table-cell table:style-name="ce352"/>
          <table:table-cell table:style-name="ce370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98"/>
          <table:table-cell table:style-name="ce316"/>
          <table:table-cell table:style-name="ce334"/>
          <table:table-cell table:style-name="ce352"/>
          <table:table-cell table:style-name="ce370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99"/>
          <table:table-cell table:style-name="ce317"/>
          <table:table-cell table:style-name="ce335"/>
          <table:table-cell table:style-name="ce353"/>
          <table:table-cell table:style-name="ce37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9"/>
          <table:table-cell table:style-name="ce317"/>
          <table:table-cell table:style-name="ce335"/>
          <table:table-cell table:style-name="ce353"/>
          <table:table-cell table:style-name="ce37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9"/>
          <table:table-cell table:style-name="ce317"/>
          <table:table-cell table:style-name="ce335"/>
          <table:table-cell table:style-name="ce353"/>
          <table:table-cell table:style-name="ce371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00"/>
          <table:table-cell table:style-name="ce318"/>
          <table:table-cell table:style-name="ce336"/>
          <table:table-cell table:style-name="ce354"/>
          <table:table-cell table:style-name="ce372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01"/>
          <table:table-cell table:style-name="ce319"/>
          <table:table-cell table:style-name="ce337"/>
          <table:table-cell table:style-name="ce355"/>
          <table:table-cell table:style-name="ce373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01"/>
          <table:table-cell table:style-name="ce319"/>
          <table:table-cell table:style-name="ce337"/>
          <table:table-cell table:style-name="ce355"/>
          <table:table-cell table:style-name="ce373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02"/>
          <table:table-cell table:style-name="ce320"/>
          <table:table-cell table:style-name="ce338"/>
          <table:table-cell table:style-name="ce356"/>
          <table:table-cell table:style-name="ce37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02"/>
          <table:table-cell table:style-name="ce320"/>
          <table:table-cell table:style-name="ce338"/>
          <table:table-cell table:style-name="ce356"/>
          <table:table-cell table:style-name="ce37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02"/>
          <table:table-cell table:style-name="ce320"/>
          <table:table-cell table:style-name="ce338"/>
          <table:table-cell table:style-name="ce356"/>
          <table:table-cell table:style-name="ce374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03"/>
          <table:table-cell table:style-name="ce321"/>
          <table:table-cell table:style-name="ce339"/>
          <table:table-cell table:style-name="ce357"/>
          <table:table-cell table:style-name="ce375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04"/>
          <table:table-cell table:style-name="ce322"/>
          <table:table-cell table:style-name="ce340"/>
          <table:table-cell table:style-name="ce358"/>
          <table:table-cell table:style-name="ce376" table:number-columns-repeated="3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04"/>
          <table:table-cell table:style-name="ce322"/>
          <table:table-cell table:style-name="ce340"/>
          <table:table-cell table:style-name="ce358"/>
          <table:table-cell table:style-name="ce376" table:number-columns-repeated="3"/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305"/>
          <table:table-cell table:style-name="ce323"/>
          <table:table-cell table:style-name="ce341"/>
          <table:table-cell table:style-name="ce359"/>
          <table:table-cell table:style-name="ce37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05"/>
          <table:table-cell table:style-name="ce323"/>
          <table:table-cell table:style-name="ce341"/>
          <table:table-cell table:style-name="ce359"/>
          <table:table-cell table:style-name="ce37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05"/>
          <table:table-cell table:style-name="ce323"/>
          <table:table-cell table:style-name="ce341"/>
          <table:table-cell table:style-name="ce359"/>
          <table:table-cell table:style-name="ce377" table:number-columns-repeated="3"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69"/>
          <table:table-cell table:style-name="ce91" table:number-columns-repeated="3"/>
          <table:table-cell table:number-columns-repeated="6"/>
        </table:table-row>
        <calcext:conditional-formats>
          <calcext:conditional-format calcext:target-range-address="'DIM aligned to ALS14'.E4:'DIM aligned to ALS14'.E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E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50">
            <calcext:condition calcext:apply-style-name="Untitled1" calcext:value="formula-is(ABS(['DIM aligned to ALS14'.F48] - ['DIM aligned to ALS14'.$D48]) &gt; 0.2)" calcext:base-cell-address="'DIM aligned to ALS14'.F48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G8:'DIM aligned to ALS14'.G10">
            <calcext:condition calcext:apply-style-name="Untitled1" calcext:value="formula-is(ABS(['DIM aligned to ALS14'.G8] - ['DIM aligned to ALS14'.$D8]) &gt; 0.2)" calcext:base-cell-address="'DIM aligned to ALS14'.G8"/>
          </calcext:conditional-format>
          <calcext:conditional-format calcext:target-range-address="'DIM aligned to ALS14'.G20:'DIM aligned to ALS14'.G22">
            <calcext:condition calcext:apply-style-name="Untitled1" calcext:value="formula-is(ABS(['DIM aligned to ALS14'.G20] - ['DIM aligned to ALS14'.$D20]) &gt; 0.2)" calcext:base-cell-address="'DIM aligned to ALS14'.G20"/>
          </calcext:conditional-format>
          <calcext:conditional-format calcext:target-range-address="'DIM aligned to ALS14'.G36:'DIM aligned to ALS14'.G38">
            <calcext:condition calcext:apply-style-name="Untitled1" calcext:value="formula-is(ABS(['DIM aligned to ALS14'.G36] - ['DIM aligned to ALS14'.$D36]) &gt; 0.2)" calcext:base-cell-address="'DIM aligned to ALS14'.G36"/>
          </calcext:conditional-format>
          <calcext:conditional-format calcext:target-range-address="'DIM aligned to ALS14'.G12:'DIM aligned to ALS14'.G14">
            <calcext:condition calcext:apply-style-name="Untitled1" calcext:value="formula-is(ABS(['DIM aligned to ALS14'.G12] - ['DIM aligned to ALS14'.$D12]) &gt; 0.2)" calcext:base-cell-address="'DIM aligned to ALS14'.G12"/>
          </calcext:conditional-format>
          <calcext:conditional-format calcext:target-range-address="'DIM aligned to ALS14'.G16:'DIM aligned to ALS14'.G18">
            <calcext:condition calcext:apply-style-name="Untitled1" calcext:value="formula-is(ABS(['DIM aligned to ALS14'.G16] - ['DIM aligned to ALS14'.$D16]) &gt; 0.2)" calcext:base-cell-address="'DIM aligned to ALS14'.G16"/>
          </calcext:conditional-format>
          <calcext:conditional-format calcext:target-range-address="'DIM aligned to ALS14'.G24:'DIM aligned to ALS14'.G26">
            <calcext:condition calcext:apply-style-name="Untitled1" calcext:value="formula-is(ABS(['DIM aligned to ALS14'.G24] - ['DIM aligned to ALS14'.$D24]) &gt; 0.2)" calcext:base-cell-address="'DIM aligned to ALS14'.G24"/>
          </calcext:conditional-format>
          <calcext:conditional-format calcext:target-range-address="'DIM aligned to ALS14'.G32:'DIM aligned to ALS14'.G34">
            <calcext:condition calcext:apply-style-name="Untitled1" calcext:value="formula-is(ABS(['DIM aligned to ALS14'.G32] - ['DIM aligned to ALS14'.$D32]) &gt; 0.2)" calcext:base-cell-address="'DIM aligned to ALS14'.G32"/>
          </calcext:conditional-format>
          <calcext:conditional-format calcext:target-range-address="'DIM aligned to ALS14'.G40:'DIM aligned to ALS14'.G42">
            <calcext:condition calcext:apply-style-name="Untitled1" calcext:value="formula-is(ABS(['DIM aligned to ALS14'.G40] - ['DIM aligned to ALS14'.$D40]) &gt; 0.2)" calcext:base-cell-address="'DIM aligned to ALS14'.G40"/>
          </calcext:conditional-format>
          <calcext:conditional-format calcext:target-range-address="'DIM aligned to ALS14'.G48:'DIM aligned to ALS14'.G50">
            <calcext:condition calcext:apply-style-name="Untitled1" calcext:value="formula-is(ABS(['DIM aligned to ALS14'.G48] - ['DIM aligned to ALS14'.$D48]) &gt; 0.2)" calcext:base-cell-address="'DIM aligned to ALS14'.G48"/>
          </calcext:conditional-format>
          <calcext:conditional-format calcext:target-range-address="'DIM aligned to ALS14'.G44:'DIM aligned to ALS14'.G46">
            <calcext:condition calcext:apply-style-name="Untitled1" calcext:value="formula-is(ABS(['DIM aligned to ALS14'.G44] - ['DIM aligned to ALS14'.$D44]) &gt; 0.2)" calcext:base-cell-address="'DIM aligned to ALS14'.G44"/>
          </calcext:conditional-format>
          <calcext:conditional-format calcext:target-range-address="'DIM aligned to ALS14'.G28:'DIM aligned to ALS14'.G30">
            <calcext:condition calcext:apply-style-name="Untitled1" calcext:value="formula-is(ABS(['DIM aligned to ALS14'.G28] - ['DIM aligned to ALS14'.$D28]) &gt; 0.2)" calcext:base-cell-address="'DIM aligned to ALS14'.G28"/>
          </calcext:conditional-format>
          <calcext:conditional-format calcext:target-range-address="'DIM aligned to ALS14'.G4:'DIM aligned to ALS14'.G6">
            <calcext:condition calcext:apply-style-name="Untitled1" calcext:value="formula-is(ABS(['DIM aligned to ALS14'.G4] - ['DIM aligned to ALS14'.$D4]) &gt; 0.2)" calcext:base-cell-address="'DIM aligned to ALS14'.G4"/>
          </calcext:conditional-format>
          <calcext:conditional-format calcext:target-range-address="'DIM aligned to ALS14'.H4:'DIM aligned to ALS14'.K6">
            <calcext:condition calcext:apply-style-name="Untitled1" calcext:value="formula-is(ABS(['DIM aligned to ALS14'.I4] - ['DIM aligned to ALS14'.$D4]) &gt; 0.2)" calcext:base-cell-address="'DIM aligned to ALS14'.H4"/>
          </calcext:conditional-format>
          <calcext:conditional-format calcext:target-range-address="'DIM aligned to ALS14'.H8:'DIM aligned to ALS14'.K10">
            <calcext:condition calcext:apply-style-name="Untitled1" calcext:value="formula-is(ABS(['DIM aligned to ALS14'.I8] - ['DIM aligned to ALS14'.$D8]) &gt; 0.2)" calcext:base-cell-address="'DIM aligned to ALS14'.H8"/>
          </calcext:conditional-format>
          <calcext:conditional-format calcext:target-range-address="'DIM aligned to ALS14'.H20:'DIM aligned to ALS14'.K22">
            <calcext:condition calcext:apply-style-name="Untitled1" calcext:value="formula-is(ABS(['DIM aligned to ALS14'.I20] - ['DIM aligned to ALS14'.$D20]) &gt; 0.2)" calcext:base-cell-address="'DIM aligned to ALS14'.H20"/>
          </calcext:conditional-format>
          <calcext:conditional-format calcext:target-range-address="'DIM aligned to ALS14'.H28:'DIM aligned to ALS14'.K30">
            <calcext:condition calcext:apply-style-name="Untitled1" calcext:value="formula-is(ABS(['DIM aligned to ALS14'.I28] - ['DIM aligned to ALS14'.$D28]) &gt; 0.2)" calcext:base-cell-address="'DIM aligned to ALS14'.H28"/>
          </calcext:conditional-format>
          <calcext:conditional-format calcext:target-range-address="'DIM aligned to ALS14'.H36:'DIM aligned to ALS14'.K38">
            <calcext:condition calcext:apply-style-name="Untitled1" calcext:value="formula-is(ABS(['DIM aligned to ALS14'.I36] - ['DIM aligned to ALS14'.$D36]) &gt; 0.2)" calcext:base-cell-address="'DIM aligned to ALS14'.H36"/>
          </calcext:conditional-format>
          <calcext:conditional-format calcext:target-range-address="'DIM aligned to ALS14'.H44:'DIM aligned to ALS14'.K46">
            <calcext:condition calcext:apply-style-name="Untitled1" calcext:value="formula-is(ABS(['DIM aligned to ALS14'.I44] - ['DIM aligned to ALS14'.$D44]) &gt; 0.2)" calcext:base-cell-address="'DIM aligned to ALS14'.H44"/>
          </calcext:conditional-format>
          <calcext:conditional-format calcext:target-range-address="'DIM aligned to ALS14'.H12:'DIM aligned to ALS14'.K14">
            <calcext:condition calcext:apply-style-name="Untitled1" calcext:value="formula-is(ABS(['DIM aligned to ALS14'.I12] - ['DIM aligned to ALS14'.$D12]) &gt; 0.2)" calcext:base-cell-address="'DIM aligned to ALS14'.H12"/>
          </calcext:conditional-format>
          <calcext:conditional-format calcext:target-range-address="'DIM aligned to ALS14'.H16:'DIM aligned to ALS14'.K18">
            <calcext:condition calcext:apply-style-name="Untitled1" calcext:value="formula-is(ABS(['DIM aligned to ALS14'.I16] - ['DIM aligned to ALS14'.$D16]) &gt; 0.2)" calcext:base-cell-address="'DIM aligned to ALS14'.H16"/>
          </calcext:conditional-format>
          <calcext:conditional-format calcext:target-range-address="'DIM aligned to ALS14'.H24:'DIM aligned to ALS14'.K26">
            <calcext:condition calcext:apply-style-name="Untitled1" calcext:value="formula-is(ABS(['DIM aligned to ALS14'.I24] - ['DIM aligned to ALS14'.$D24]) &gt; 0.2)" calcext:base-cell-address="'DIM aligned to ALS14'.H24"/>
          </calcext:conditional-format>
          <calcext:conditional-format calcext:target-range-address="'DIM aligned to ALS14'.H32:'DIM aligned to ALS14'.K34">
            <calcext:condition calcext:apply-style-name="Untitled1" calcext:value="formula-is(ABS(['DIM aligned to ALS14'.I32] - ['DIM aligned to ALS14'.$D32]) &gt; 0.2)" calcext:base-cell-address="'DIM aligned to ALS14'.H32"/>
          </calcext:conditional-format>
          <calcext:conditional-format calcext:target-range-address="'DIM aligned to ALS14'.H40:'DIM aligned to ALS14'.K42">
            <calcext:condition calcext:apply-style-name="Untitled1" calcext:value="formula-is(ABS(['DIM aligned to ALS14'.I40] - ['DIM aligned to ALS14'.$D40]) &gt; 0.2)" calcext:base-cell-address="'DIM aligned to ALS14'.H40"/>
          </calcext:conditional-format>
          <calcext:conditional-format calcext:target-range-address="'DIM aligned to ALS14'.H48:'DIM aligned to ALS14'.K50">
            <calcext:condition calcext:apply-style-name="Untitled1" calcext:value="formula-is(ABS(['DIM aligned to ALS14'.I48] - ['DIM aligned to ALS14'.$D48]) &gt; 0.2)" calcext:base-cell-address="'DIM aligned to ALS14'.H48"/>
          </calcext:conditional-format>
          <calcext:conditional-format calcext:target-range-address="'DIM aligned to ALS14'.E12:'DIM aligned to ALS14'.K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4:'DIM aligned to ALS14'.K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/00/0000</text:date>, <text:time style:data-style-name="N2" text:time-value="19:58:00.474343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4T20:18:23.830921734</dc:date>
    <meta:editing-duration>PT4H7M7S</meta:editing-duration>
    <meta:editing-cycles>31</meta:editing-cycles>
    <meta:generator>LibreOffice/5.1.6.2$Linux_X86_64 LibreOffice_project/10m0$Build-2</meta:generator>
    <meta:document-statistic meta:table-count="4" meta:cell-count="728" meta:object-count="0"/>
  </office:meta>
</office:document-meta>
</file>